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3.413cm"/>
    </style:style>
    <style:style style:name="co38" style:family="table-column">
      <style:table-column-properties fo:break-before="auto" style:column-width="5.105cm"/>
    </style:style>
    <style:style style:name="co39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1.081cm"/>
    </style:style>
    <style:style style:name="co23" style:family="table-column">
      <style:table-column-properties fo:break-before="auto" style:column-width="1.692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554cm"/>
    </style:style>
    <style:style style:name="co26" style:family="table-column">
      <style:table-column-properties fo:break-before="auto" style:column-width="1.358cm"/>
    </style:style>
    <style:style style:name="co27" style:family="table-column">
      <style:table-column-properties fo:break-before="auto" style:column-width="1.526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1.609cm"/>
    </style:style>
    <style:style style:name="co30" style:family="table-column">
      <style:table-column-properties fo:break-before="auto" style:column-width="1.192cm"/>
    </style:style>
    <style:style style:name="co31" style:family="table-column">
      <style:table-column-properties fo:break-before="auto" style:column-width="1.386cm"/>
    </style:style>
    <style:style style:name="co32" style:family="table-column">
      <style:table-column-properties fo:break-before="auto" style:column-width="0.804cm"/>
    </style:style>
    <style:style style:name="co33" style:family="table-column">
      <style:table-column-properties fo:break-before="auto" style:column-width="1.469cm"/>
    </style:style>
    <style:style style:name="co34" style:family="table-column">
      <style:table-column-properties fo:break-before="auto" style:column-width="0.942cm"/>
    </style:style>
    <style:style style:name="co35" style:family="table-column">
      <style:table-column-properties fo:break-before="auto" style:column-width="1.332cm"/>
    </style:style>
    <style:style style:name="co36" style:family="table-column">
      <style:table-column-properties fo:break-before="auto" style:column-width="0.526cm"/>
    </style:style>
    <style:style style:name="co40" style:family="table-column">
      <style:table-column-properties fo:break-before="auto" style:column-width="1.774cm"/>
    </style:style>
    <style:style style:name="co41" style:family="table-column">
      <style:table-column-properties fo:break-before="auto" style:column-width="1.443cm"/>
    </style:style>
    <style:style style:name="co42" style:family="table-column">
      <style:table-column-properties fo:break-before="auto" style:column-width="1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7" style:family="table-cell" style:parent-style-name="Default" style:data-style-name="N30"/>
    <style:style style:name="ce23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3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8" style:family="table-cell" style:parent-style-name="Default" style:data-style-name="N116">
      <style:table-cell-properties fo:background-color="#ffffcc"/>
    </style:style>
    <style:style style:name="ce19" style:family="table-cell" style:parent-style-name="Default" style:data-style-name="N30">
      <style:table-cell-properties fo:background-color="#ffffcc"/>
    </style:style>
    <style:style style:name="ce20" style:family="table-cell" style:parent-style-name="Default" style:data-style-name="N118">
      <style:table-cell-properties fo:background-color="#ffffcc"/>
    </style:style>
    <style:style style:name="ce21" style:family="table-cell" style:parent-style-name="Default">
      <style:table-cell-properties fo:background-color="#ffd320"/>
    </style:style>
    <style:style style:name="ce22" style:family="table-cell" style:parent-style-name="Default" style:data-style-name="N2">
      <style:table-cell-properties fo:background-color="#ccffff"/>
    </style:style>
    <style:style style:name="ce24" style:family="table-cell" style:parent-style-name="Default" style:data-style-name="N2">
      <style:table-cell-properties fo:background-color="#ccff99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29.98">
            <text:p>29.980</text:p>
          </table:table-cell>
          <table:table-cell office:value-type="float" office:value="10">
            <text:p>10</text:p>
          </table:table-cell>
          <table:table-cell table:formula="of:=[.C3]*1.01" office:value-type="float" office:value="33.1165713198279">
            <text:p>33.1166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7" office:value-type="float" office:value="24.04">
            <text:p>24.04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26.5551158948854">
            <text:p>26.5551</text:p>
          </table:table-cell>
          <table:table-cell table:style-name="ce7" office:value-type="float" office:value="14.25">
            <text:p>14.25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15.7408652871097">
            <text:p>15.7409</text:p>
          </table:table-cell>
          <table:table-cell table:style-name="ce7" office:value-type="float" office:value="12.26">
            <text:p>12.26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13.5426672575414">
            <text:p>13.5427</text:p>
          </table:table-cell>
          <table:table-cell table:style-name="ce7" office:value-type="float" office:value="18.58">
            <text:p>18.58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20.5238790901402">
            <text:p>20.5239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9.98">
            <text:p>29.9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2.7886844750771">
            <text:p>32.7887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8" table:formula="of:=[.P2]" office:value-type="float" office:value="24.04">
            <text:p>24.04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26.292193955332">
            <text:p>26.2922</text:p>
          </table:table-cell>
          <table:table-cell table:style-name="ce8" table:formula="of:=[.S2]" office:value-type="float" office:value="14.25">
            <text:p>14.25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15.5850151357521">
            <text:p>15.5850</text:p>
          </table:table-cell>
          <table:table-cell table:style-name="ce8" table:formula="of:=[.V2]" office:value-type="float" office:value="12.26">
            <text:p>12.26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13.4085814431103">
            <text:p>13.4086</text:p>
          </table:table-cell>
          <table:table-cell table:style-name="ce8" table:formula="of:=[.Y2]" office:value-type="float" office:value="18.58">
            <text:p>18.58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20.3206723664754">
            <text:p>20.3207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9.98">
            <text:p>29.9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2.4640440347298">
            <text:p>32.4640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8" table:formula="of:=[.P3]" office:value-type="float" office:value="24.04">
            <text:p>24.04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26.031875203299">
            <text:p>26.0319</text:p>
          </table:table-cell>
          <table:table-cell table:style-name="ce8" table:formula="of:=[.S3]" office:value-type="float" office:value="14.25">
            <text:p>14.25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15.4307080552001">
            <text:p>15.4307</text:p>
          </table:table-cell>
          <table:table-cell table:style-name="ce8" table:formula="of:=[.V3]" office:value-type="float" office:value="12.26">
            <text:p>12.26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13.2758232110003">
            <text:p>13.2758</text:p>
          </table:table-cell>
          <table:table-cell table:style-name="ce8" table:formula="of:=[.Y3]" office:value-type="float" office:value="18.58">
            <text:p>18.58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20.1194775905697">
            <text:p>20.1195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9.98">
            <text:p>29.9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2.1426178561682">
            <text:p>32.1426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8" table:formula="of:=[.P4]" office:value-type="float" office:value="24.04">
            <text:p>24.04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25.7741338646525">
            <text:p>25.7741</text:p>
          </table:table-cell>
          <table:table-cell table:style-name="ce8" table:formula="of:=[.S4]" office:value-type="float" office:value="14.25">
            <text:p>14.25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15.2779287675249">
            <text:p>15.2779</text:p>
          </table:table-cell>
          <table:table-cell table:style-name="ce8" table:formula="of:=[.V4]" office:value-type="float" office:value="12.26">
            <text:p>12.26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13.1443794168319">
            <text:p>13.1444</text:p>
          </table:table-cell>
          <table:table-cell table:style-name="ce8" table:formula="of:=[.Y4]" office:value-type="float" office:value="18.58">
            <text:p>18.58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9.9202748421482">
            <text:p>19.9203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9.98">
            <text:p>29.9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1.824374115018">
            <text:p>31.8244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8" table:formula="of:=[.P5]" office:value-type="float" office:value="24.04">
            <text:p>24.04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25.518944420448">
            <text:p>25.5189</text:p>
          </table:table-cell>
          <table:table-cell table:style-name="ce8" table:formula="of:=[.S5]" office:value-type="float" office:value="14.25">
            <text:p>14.25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15.1266621460642">
            <text:p>15.1267</text:p>
          </table:table-cell>
          <table:table-cell table:style-name="ce8" table:formula="of:=[.V5]" office:value-type="float" office:value="12.26">
            <text:p>12.26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13.0142370463683">
            <text:p>13.0142</text:p>
          </table:table-cell>
          <table:table-cell table:style-name="ce8" table:formula="of:=[.Y5]" office:value-type="float" office:value="18.58">
            <text:p>18.58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9.7230443981666">
            <text:p>19.7230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9.98">
            <text:p>29.98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31.509281301998">
            <text:p>31.5093</text:p>
          </table:table-cell>
          <table:table-cell table:style-name="ce8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8" table:formula="of:=[.P6]" office:value-type="float" office:value="24.04">
            <text:p>24.04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25.266281604404">
            <text:p>25.2663</text:p>
          </table:table-cell>
          <table:table-cell table:style-name="ce8" table:formula="of:=[.S6]" office:value-type="float" office:value="14.25">
            <text:p>14.25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14.976893213925">
            <text:p>14.9769</text:p>
          </table:table-cell>
          <table:table-cell table:style-name="ce8" table:formula="of:=[.V6]" office:value-type="float" office:value="12.26">
            <text:p>12.26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12.885383214226">
            <text:p>12.8854</text:p>
          </table:table-cell>
          <table:table-cell table:style-name="ce8" table:formula="of:=[.Y6]" office:value-type="float" office:value="18.58">
            <text:p>18.58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9.527766730858">
            <text:p>19.5278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9.98">
            <text:p>29.9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1.1973082198">
            <text:p>31.1973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8" table:formula="of:=[.P7]" office:value-type="float" office:value="24.04">
            <text:p>24.04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25.0161204004">
            <text:p>25.0161</text:p>
          </table:table-cell>
          <table:table-cell table:style-name="ce8" table:formula="of:=[.S7]" office:value-type="float" office:value="14.25">
            <text:p>14.25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14.8286071425">
            <text:p>14.8286</text:p>
          </table:table-cell>
          <table:table-cell table:style-name="ce8" table:formula="of:=[.V7]" office:value-type="float" office:value="12.26">
            <text:p>12.26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12.7578051626">
            <text:p>12.7578</text:p>
          </table:table-cell>
          <table:table-cell table:style-name="ce8" table:formula="of:=[.Y7]" office:value-type="float" office:value="18.58">
            <text:p>18.58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9.3344225058">
            <text:p>19.3344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9.98">
            <text:p>29.9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0.88842398">
            <text:p>30.8884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8" table:formula="of:=[.P8]" office:value-type="float" office:value="24.04">
            <text:p>24.04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24.76843604">
            <text:p>24.7684</text:p>
          </table:table-cell>
          <table:table-cell table:style-name="ce8" table:formula="of:=[.S8]" office:value-type="float" office:value="14.25">
            <text:p>14.25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14.68178925">
            <text:p>14.6818</text:p>
          </table:table-cell>
          <table:table-cell table:style-name="ce8" table:formula="of:=[.V8]" office:value-type="float" office:value="12.26">
            <text:p>12.26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12.63149026">
            <text:p>12.6315</text:p>
          </table:table-cell>
          <table:table-cell table:style-name="ce8" table:formula="of:=[.Y8]" office:value-type="float" office:value="18.58">
            <text:p>18.58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9.14299258">
            <text:p>19.1430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9.98">
            <text:p>29.98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30.582598">
            <text:p>30.5826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8" table:formula="of:=[.P9]" office:value-type="float" office:value="24.04">
            <text:p>24.04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4.523204">
            <text:p>24.5232</text:p>
          </table:table-cell>
          <table:table-cell table:style-name="ce8" table:formula="of:=[.S9]" office:value-type="float" office:value="14.25">
            <text:p>14.25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14.536425">
            <text:p>14.5364</text:p>
          </table:table-cell>
          <table:table-cell table:style-name="ce8" table:formula="of:=[.V9]" office:value-type="float" office:value="12.26">
            <text:p>12.26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12.506426">
            <text:p>12.5064</text:p>
          </table:table-cell>
          <table:table-cell table:style-name="ce8" table:formula="of:=[.Y9]" office:value-type="float" office:value="18.58">
            <text:p>18.58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8.953458">
            <text:p>18.9535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9.98">
            <text:p>29.98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30.2798">
            <text:p>30.2798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8" table:formula="of:=[.P10]" office:value-type="float" office:value="24.04">
            <text:p>24.04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4.2804">
            <text:p>24.2804</text:p>
          </table:table-cell>
          <table:table-cell table:style-name="ce8" table:formula="of:=[.S10]" office:value-type="float" office:value="14.25">
            <text:p>14.25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14.3925">
            <text:p>14.3925</text:p>
          </table:table-cell>
          <table:table-cell table:style-name="ce8" table:formula="of:=[.V10]" office:value-type="float" office:value="12.26">
            <text:p>12.26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12.3826">
            <text:p>12.3826</text:p>
          </table:table-cell>
          <table:table-cell table:style-name="ce8" table:formula="of:=[.Y10]" office:value-type="float" office:value="18.58">
            <text:p>18.58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8.7658">
            <text:p>18.7658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9.98">
            <text:p>29.98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29.98">
            <text:p>29.98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8" table:formula="of:=[.P11]" office:value-type="float" office:value="24.04">
            <text:p>24.04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4.04">
            <text:p>24.0400</text:p>
          </table:table-cell>
          <table:table-cell table:style-name="ce8" table:formula="of:=[.S11]" office:value-type="float" office:value="14.25">
            <text:p>14.25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14.25">
            <text:p>14.2500</text:p>
          </table:table-cell>
          <table:table-cell table:style-name="ce8" table:formula="of:=[.V11]" office:value-type="float" office:value="12.26">
            <text:p>12.26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12.26">
            <text:p>12.2600</text:p>
          </table:table-cell>
          <table:table-cell table:style-name="ce8" table:formula="of:=[.Y11]" office:value-type="float" office:value="18.58">
            <text:p>18.58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8.58">
            <text:p>18.58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9.98">
            <text:p>29.98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29.6831683168317">
            <text:p>29.6832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14.3267326732673">
            <text:p>14.3267</text:p>
          </table:table-cell>
          <table:table-cell table:style-name="ce8" table:formula="of:=[.P12]" office:value-type="float" office:value="24.04">
            <text:p>24.04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3.8019801980198">
            <text:p>23.8020</text:p>
          </table:table-cell>
          <table:table-cell table:style-name="ce8" table:formula="of:=[.S12]" office:value-type="float" office:value="14.25">
            <text:p>14.250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14.1089108910891">
            <text:p>14.1089</text:p>
          </table:table-cell>
          <table:table-cell table:style-name="ce8" table:formula="of:=[.V12]" office:value-type="float" office:value="12.26">
            <text:p>12.260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12.1386138613861">
            <text:p>12.1386</text:p>
          </table:table-cell>
          <table:table-cell table:style-name="ce8" table:formula="of:=[.Y12]" office:value-type="float" office:value="18.58">
            <text:p>18.580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18.3960396039604">
            <text:p>18.396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9.98">
            <text:p>29.98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29.3892755612195">
            <text:p>29.3893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14.1848838349181">
            <text:p>14.1849</text:p>
          </table:table-cell>
          <table:table-cell table:style-name="ce8" table:formula="of:=[.P13]" office:value-type="float" office:value="24.04">
            <text:p>24.04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3.5663170277424">
            <text:p>23.5663</text:p>
          </table:table-cell>
          <table:table-cell table:style-name="ce8" table:formula="of:=[.S13]" office:value-type="float" office:value="14.25">
            <text:p>14.250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13.9692187040486">
            <text:p>13.9692</text:p>
          </table:table-cell>
          <table:table-cell table:style-name="ce8" table:formula="of:=[.V13]" office:value-type="float" office:value="12.26">
            <text:p>12.260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12.0184295657289">
            <text:p>12.0184</text:p>
          </table:table-cell>
          <table:table-cell table:style-name="ce8" table:formula="of:=[.Y13]" office:value-type="float" office:value="18.58">
            <text:p>18.580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18.2139005979806">
            <text:p>18.2139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9.98">
            <text:p>29.9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9.0982926348708">
            <text:p>29.0983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8" table:formula="of:=[.P14]" office:value-type="float" office:value="24.04">
            <text:p>24.04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3.3329871561806">
            <text:p>23.3330</text:p>
          </table:table-cell>
          <table:table-cell table:style-name="ce8" table:formula="of:=[.S14]" office:value-type="float" office:value="14.25">
            <text:p>14.25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13.8309096079689">
            <text:p>13.8309</text:p>
          </table:table-cell>
          <table:table-cell table:style-name="ce8" table:formula="of:=[.V14]" office:value-type="float" office:value="12.26">
            <text:p>12.26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11.8994352135929">
            <text:p>11.8994</text:p>
          </table:table-cell>
          <table:table-cell table:style-name="ce8" table:formula="of:=[.Y14]" office:value-type="float" office:value="18.58">
            <text:p>18.58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8.0335649484956">
            <text:p>18.0336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9.98">
            <text:p>29.9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8.8101907275948">
            <text:p>28.8102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8" table:formula="of:=[.P15]" office:value-type="float" office:value="24.04">
            <text:p>24.04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3.1019674813669">
            <text:p>23.1020</text:p>
          </table:table-cell>
          <table:table-cell table:style-name="ce8" table:formula="of:=[.S15]" office:value-type="float" office:value="14.25">
            <text:p>14.25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13.6939699088801">
            <text:p>13.6940</text:p>
          </table:table-cell>
          <table:table-cell table:style-name="ce8" table:formula="of:=[.V15]" office:value-type="float" office:value="12.26">
            <text:p>12.26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11.7816190233593">
            <text:p>11.7816</text:p>
          </table:table-cell>
          <table:table-cell table:style-name="ce8" table:formula="of:=[.Y15]" office:value-type="float" office:value="18.58">
            <text:p>18.58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7.8550148004907">
            <text:p>17.8550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9.98">
            <text:p>29.98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28.5249413144503">
            <text:p>28.5249</text:p>
          </table:table-cell>
          <table:table-cell table:style-name="ce8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8" table:formula="of:=[.P16]" office:value-type="float" office:value="24.04">
            <text:p>24.04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2.8732351300662">
            <text:p>22.8732</text:p>
          </table:table-cell>
          <table:table-cell table:style-name="ce8" table:formula="of:=[.S16]" office:value-type="float" office:value="14.25">
            <text:p>14.25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13.5583860483962">
            <text:p>13.5584</text:p>
          </table:table-cell>
          <table:table-cell table:style-name="ce8" table:formula="of:=[.V16]" office:value-type="float" office:value="12.26">
            <text:p>12.26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11.6649693300587">
            <text:p>11.6650</text:p>
          </table:table-cell>
          <table:table-cell table:style-name="ce8" table:formula="of:=[.Y16]" office:value-type="float" office:value="18.58">
            <text:p>18.58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7.6782324757334">
            <text:p>17.6782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9.98">
            <text:p>29.9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8.2425161529211">
            <text:p>28.2425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8" table:formula="of:=[.P17]" office:value-type="float" office:value="24.04">
            <text:p>24.04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2.6467674555111">
            <text:p>22.6468</text:p>
          </table:table-cell>
          <table:table-cell table:style-name="ce8" table:formula="of:=[.S17]" office:value-type="float" office:value="14.25">
            <text:p>14.25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13.4241446023724">
            <text:p>13.4241</text:p>
          </table:table-cell>
          <table:table-cell table:style-name="ce8" table:formula="of:=[.V17]" office:value-type="float" office:value="12.26">
            <text:p>12.26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11.5494745842166">
            <text:p>11.5495</text:p>
          </table:table-cell>
          <table:table-cell table:style-name="ce8" table:formula="of:=[.Y17]" office:value-type="float" office:value="18.58">
            <text:p>18.58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7.5032004710232">
            <text:p>17.503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9.98">
            <text:p>29.9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9628872801199">
            <text:p>27.9629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8" table:formula="of:=[.P18]" office:value-type="float" office:value="24.04">
            <text:p>24.04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2.4225420351595">
            <text:p>22.4225</text:p>
          </table:table-cell>
          <table:table-cell table:style-name="ce8" table:formula="of:=[.S18]" office:value-type="float" office:value="14.25">
            <text:p>14.25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13.2912322795767">
            <text:p>13.2912</text:p>
          </table:table-cell>
          <table:table-cell table:style-name="ce8" table:formula="of:=[.V18]" office:value-type="float" office:value="12.26">
            <text:p>12.26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11.4351233507095">
            <text:p>11.4351</text:p>
          </table:table-cell>
          <table:table-cell table:style-name="ce8" table:formula="of:=[.Y18]" office:value-type="float" office:value="18.58">
            <text:p>18.58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7.3299014564586">
            <text:p>17.3299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9.98">
            <text:p>29.9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7.6860270100197">
            <text:p>27.6860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8" table:formula="of:=[.P19]" office:value-type="float" office:value="24.04">
            <text:p>24.04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2.2005366684748">
            <text:p>22.2005</text:p>
          </table:table-cell>
          <table:table-cell table:style-name="ce8" table:formula="of:=[.S19]" office:value-type="float" office:value="14.25">
            <text:p>14.25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13.159635920373">
            <text:p>13.1596</text:p>
          </table:table-cell>
          <table:table-cell table:style-name="ce8" table:formula="of:=[.V19]" office:value-type="float" office:value="12.26">
            <text:p>12.26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11.3219043076331">
            <text:p>11.3219</text:p>
          </table:table-cell>
          <table:table-cell table:style-name="ce8" table:formula="of:=[.Y19]" office:value-type="float" office:value="18.58">
            <text:p>18.58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7.1583182737214">
            <text:p>17.1583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9.98">
            <text:p>29.9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7.4119079307126">
            <text:p>27.4119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8" table:formula="of:=[.P20]" office:value-type="float" office:value="24.04">
            <text:p>24.04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1.9807293747275">
            <text:p>21.9807</text:p>
          </table:table-cell>
          <table:table-cell table:style-name="ce8" table:formula="of:=[.S20]" office:value-type="float" office:value="14.25">
            <text:p>14.25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13.0293424954188">
            <text:p>13.0293</text:p>
          </table:table-cell>
          <table:table-cell table:style-name="ce8" table:formula="of:=[.V20]" office:value-type="float" office:value="12.26">
            <text:p>12.26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11.2098062451813">
            <text:p>11.2098</text:p>
          </table:table-cell>
          <table:table-cell table:style-name="ce8" table:formula="of:=[.Y20]" office:value-type="float" office:value="18.58">
            <text:p>18.58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6.9884339343776">
            <text:p>16.9884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9.98">
            <text:p>29.9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7.1405029016956">
            <text:p>27.1405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8" table:formula="of:=[.P21]" office:value-type="float" office:value="24.04">
            <text:p>24.04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1.7630983908193">
            <text:p>21.7631</text:p>
          </table:table-cell>
          <table:table-cell table:style-name="ce8" table:formula="of:=[.S21]" office:value-type="float" office:value="14.25">
            <text:p>14.25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12.900339104375">
            <text:p>12.9003</text:p>
          </table:table-cell>
          <table:table-cell table:style-name="ce8" table:formula="of:=[.V21]" office:value-type="float" office:value="12.26">
            <text:p>12.26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11.098818064536">
            <text:p>11.0988</text:p>
          </table:table-cell>
          <table:table-cell table:style-name="ce8" table:formula="of:=[.Y21]" office:value-type="float" office:value="18.58">
            <text:p>18.58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6.8202316181956">
            <text:p>16.8202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formula="of:=[.C26]*1.01" office:value-type="float" office:value="1.19630576182033">
            <text:p>1.1963</text:p>
          </table:table-cell>
          <table:table-cell table:style-name="ce7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28.7091290394372">
            <text:p>28.7091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7" office:value-type="float" office:value="1.187">
            <text:p>1.187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111864628631">
            <text:p>1.3112</text:p>
          </table:table-cell>
          <table:table-cell table:style-name="ce7" office:value-type="float" office:value="1.263">
            <text:p>1.263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39513774439435">
            <text:p>1.3951</text:p>
          </table:table-cell>
          <table:table-cell table:style-name="ce7" office:value-type="float" office:value="1.157">
            <text:p>1.157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27804779910076">
            <text:p>1.2780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083">
            <text:p>1.08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8446115031716">
            <text:p>1.1845</text:p>
          </table:table-cell>
          <table:table-cell table:style-name="ce8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28.4248802370665">
            <text:p>28.4249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87">
            <text:p>1.187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9820441867634">
            <text:p>1.2982</text:p>
          </table:table-cell>
          <table:table-cell table:style-name="ce8" table:formula="of:=[.V25]" office:value-type="float" office:value="1.263">
            <text:p>1.263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38132449940035">
            <text:p>1.3813</text:p>
          </table:table-cell>
          <table:table-cell table:style-name="ce8" table:formula="of:=[.Y25]" office:value-type="float" office:value="1.157">
            <text:p>1.157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26539386049581">
            <text:p>1.2654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083">
            <text:p>1.08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7273381219521">
            <text:p>1.1727</text:p>
          </table:table-cell>
          <table:table-cell table:style-name="ce8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28.1434457792738">
            <text:p>28.1434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87">
            <text:p>1.187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8535090958053">
            <text:p>1.2854</text:p>
          </table:table-cell>
          <table:table-cell table:style-name="ce8" table:formula="of:=[.V26]" office:value-type="float" office:value="1.263">
            <text:p>1.263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36764801920827">
            <text:p>1.3676</text:p>
          </table:table-cell>
          <table:table-cell table:style-name="ce8" table:formula="of:=[.Y26]" office:value-type="float" office:value="1.157">
            <text:p>1.157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25286520841169">
            <text:p>1.2529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083">
            <text:p>1.08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6112258633189">
            <text:p>1.1611</text:p>
          </table:table-cell>
          <table:table-cell table:style-name="ce8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27.8647978012612">
            <text:p>27.864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87">
            <text:p>1.187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7262466295102">
            <text:p>1.2726</text:p>
          </table:table-cell>
          <table:table-cell table:style-name="ce8" table:formula="of:=[.V27]" office:value-type="float" office:value="1.263">
            <text:p>1.263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35410694971115">
            <text:p>1.3541</text:p>
          </table:table-cell>
          <table:table-cell table:style-name="ce8" table:formula="of:=[.Y27]" office:value-type="float" office:value="1.157">
            <text:p>1.157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24046060238781">
            <text:p>1.2405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083">
            <text:p>1.08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4962632310088">
            <text:p>1.1496</text:p>
          </table:table-cell>
          <table:table-cell table:style-name="ce8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27.58890871412">
            <text:p>27.5889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8" table:formula="of:=[.S28]" office:value-type="float" office:value="1.187">
            <text:p>1.187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6002441876339">
            <text:p>1.2600</text:p>
          </table:table-cell>
          <table:table-cell table:style-name="ce8" table:formula="of:=[.V28]" office:value-type="float" office:value="1.263">
            <text:p>1.263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34069995020906">
            <text:p>1.3407</text:p>
          </table:table-cell>
          <table:table-cell table:style-name="ce8" table:formula="of:=[.Y28]" office:value-type="float" office:value="1.157">
            <text:p>1.157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22817881424536">
            <text:p>1.2282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083">
            <text:p>1.083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1382438842583">
            <text:p>1.1382</text:p>
          </table:table-cell>
          <table:table-cell table:style-name="ce8" table:formula="of:=[.D29]" office:value-type="float" office:value="25.99">
            <text:p>25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27.315751202099">
            <text:p>27.3158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8" table:formula="of:=[.S29]" office:value-type="float" office:value="1.187">
            <text:p>1.187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475489294687">
            <text:p>1.2475</text:p>
          </table:table-cell>
          <table:table-cell table:style-name="ce8" table:formula="of:=[.V29]" office:value-type="float" office:value="1.263">
            <text:p>1.263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3274256932763">
            <text:p>1.3274</text:p>
          </table:table-cell>
          <table:table-cell table:style-name="ce8" table:formula="of:=[.Y29]" office:value-type="float" office:value="1.157">
            <text:p>1.157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2160186279657">
            <text:p>1.2160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083">
            <text:p>1.08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12697414283">
            <text:p>1.1270</text:p>
          </table:table-cell>
          <table:table-cell table:style-name="ce8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27.0452982199">
            <text:p>27.0453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8" table:formula="of:=[.S30]" office:value-type="float" office:value="1.187">
            <text:p>1.187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3519695987">
            <text:p>1.2352</text:p>
          </table:table-cell>
          <table:table-cell table:style-name="ce8" table:formula="of:=[.V30]" office:value-type="float" office:value="1.263">
            <text:p>1.263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31428286463">
            <text:p>1.3143</text:p>
          </table:table-cell>
          <table:table-cell table:style-name="ce8" table:formula="of:=[.Y30]" office:value-type="float" office:value="1.157">
            <text:p>1.157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20397883957">
            <text:p>1.2040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083">
            <text:p>1.08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115815983">
            <text:p>1.1158</text:p>
          </table:table-cell>
          <table:table-cell table:style-name="ce8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26.77752299">
            <text:p>26.7775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8" table:formula="of:=[.S31]" office:value-type="float" office:value="1.187">
            <text:p>1.187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22967287">
            <text:p>1.2230</text:p>
          </table:table-cell>
          <table:table-cell table:style-name="ce8" table:formula="of:=[.V31]" office:value-type="float" office:value="1.263">
            <text:p>1.263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301270163">
            <text:p>1.3013</text:p>
          </table:table-cell>
          <table:table-cell table:style-name="ce8" table:formula="of:=[.Y31]" office:value-type="float" office:value="1.157">
            <text:p>1.157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192058257">
            <text:p>1.1921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083">
            <text:p>1.08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047683">
            <text:p>1.1048</text:p>
          </table:table-cell>
          <table:table-cell table:style-name="ce8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26.512399">
            <text:p>26.5124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8" table:formula="of:=[.S32]" office:value-type="float" office:value="1.187">
            <text:p>1.187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108587">
            <text:p>1.2109</text:p>
          </table:table-cell>
          <table:table-cell table:style-name="ce8" table:formula="of:=[.V32]" office:value-type="float" office:value="1.263">
            <text:p>1.263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2883863">
            <text:p>1.2884</text:p>
          </table:table-cell>
          <table:table-cell table:style-name="ce8" table:formula="of:=[.Y32]" office:value-type="float" office:value="1.157">
            <text:p>1.157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1802557">
            <text:p>1.1803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083">
            <text:p>1.08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9383">
            <text:p>1.0938</text:p>
          </table:table-cell>
          <table:table-cell table:style-name="ce8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26.2499">
            <text:p>26.2499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8" table:formula="of:=[.S33]" office:value-type="float" office:value="1.187">
            <text:p>1.187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9887">
            <text:p>1.1989</text:p>
          </table:table-cell>
          <table:table-cell table:style-name="ce8" table:formula="of:=[.V33]" office:value-type="float" office:value="1.263">
            <text:p>1.263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27563">
            <text:p>1.2756</text:p>
          </table:table-cell>
          <table:table-cell table:style-name="ce8" table:formula="of:=[.Y33]" office:value-type="float" office:value="1.157">
            <text:p>1.157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16857">
            <text:p>1.1686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083">
            <text:p>1.083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083">
            <text:p>1.0830</text:p>
          </table:table-cell>
          <table:table-cell table:style-name="ce8" table:formula="of:=[.D34]" office:value-type="float" office:value="25.99">
            <text:p>25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25.99">
            <text:p>25.99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8" table:formula="of:=[.S34]" office:value-type="float" office:value="1.187">
            <text:p>1.187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87">
            <text:p>1.1870</text:p>
          </table:table-cell>
          <table:table-cell table:style-name="ce8" table:formula="of:=[.V34]" office:value-type="float" office:value="1.263">
            <text:p>1.263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263">
            <text:p>1.2630</text:p>
          </table:table-cell>
          <table:table-cell table:style-name="ce8" table:formula="of:=[.Y34]" office:value-type="float" office:value="1.157">
            <text:p>1.157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157">
            <text:p>1.157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083">
            <text:p>1.083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07227722772277">
            <text:p>1.0723</text:p>
          </table:table-cell>
          <table:table-cell table:style-name="ce8" table:formula="of:=[.D35]" office:value-type="float" office:value="25.99">
            <text:p>25.990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25.7326732673267">
            <text:p>25.7327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87">
            <text:p>1.187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17524752475248">
            <text:p>1.1752</text:p>
          </table:table-cell>
          <table:table-cell table:style-name="ce8" table:formula="of:=[.V35]" office:value-type="float" office:value="1.263">
            <text:p>1.263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1.25049504950495">
            <text:p>1.2505</text:p>
          </table:table-cell>
          <table:table-cell table:style-name="ce8" table:formula="of:=[.Y35]" office:value-type="float" office:value="1.157">
            <text:p>1.157</text:p>
          </table:table-cell>
          <table:table-cell table:style-name="ce13" table:formula="of:=[.Z35]-1" office:value-type="float" office:value="-1">
            <text:p>-1</text:p>
          </table:table-cell>
          <table:table-cell table:style-name="ce18" table:formula="of:=[.AA35]/1.01" office:value-type="float" office:value="1.14554455445545">
            <text:p>1.145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083">
            <text:p>1.083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0616606215077">
            <text:p>1.0617</text:p>
          </table:table-cell>
          <table:table-cell table:style-name="ce8" table:formula="of:=[.D36]" office:value-type="float" office:value="25.99">
            <text:p>25.990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25.4778943240859">
            <text:p>25.4779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87">
            <text:p>1.187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16361141064602">
            <text:p>1.1636</text:p>
          </table:table-cell>
          <table:table-cell table:style-name="ce8" table:formula="of:=[.V36]" office:value-type="float" office:value="1.263">
            <text:p>1.263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1.23811391040094">
            <text:p>1.2381</text:p>
          </table:table-cell>
          <table:table-cell table:style-name="ce8" table:formula="of:=[.Y36]" office:value-type="float" office:value="1.157">
            <text:p>1.157</text:p>
          </table:table-cell>
          <table:table-cell table:style-name="ce13" table:formula="of:=[.Z36]-1" office:value-type="float" office:value="-2">
            <text:p>-2</text:p>
          </table:table-cell>
          <table:table-cell table:style-name="ce18" table:formula="of:=[.AA36]/1.01" office:value-type="float" office:value="1.13420252916381">
            <text:p>1.134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083">
            <text:p>1.08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5114913020564">
            <text:p>1.0511</text:p>
          </table:table-cell>
          <table:table-cell table:style-name="ce8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25.2256379446395">
            <text:p>25.2256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87">
            <text:p>1.187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5209050559011">
            <text:p>1.1521</text:p>
          </table:table-cell>
          <table:table-cell table:style-name="ce8" table:formula="of:=[.V37]" office:value-type="float" office:value="1.263">
            <text:p>1.263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22585535683262">
            <text:p>1.2259</text:p>
          </table:table-cell>
          <table:table-cell table:style-name="ce8" table:formula="of:=[.Y37]" office:value-type="float" office:value="1.157">
            <text:p>1.157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12297280115228">
            <text:p>1.1230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083">
            <text:p>1.08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4074171307489">
            <text:p>1.0407</text:p>
          </table:table-cell>
          <table:table-cell table:style-name="ce8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24.9758791531084">
            <text:p>24.9759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87">
            <text:p>1.187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406836689011">
            <text:p>1.1407</text:p>
          </table:table-cell>
          <table:table-cell table:style-name="ce8" table:formula="of:=[.V38]" office:value-type="float" office:value="1.263">
            <text:p>1.263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2137181750818">
            <text:p>1.2137</text:p>
          </table:table-cell>
          <table:table-cell table:style-name="ce8" table:formula="of:=[.Y38]" office:value-type="float" office:value="1.157">
            <text:p>1.157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11185425856662">
            <text:p>1.1119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083">
            <text:p>1.083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03043733967811">
            <text:p>1.0304</text:p>
          </table:table-cell>
          <table:table-cell table:style-name="ce8" table:formula="of:=[.D39]" office:value-type="float" office:value="25.99">
            <text:p>25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24.7285932208994">
            <text:p>24.7286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87">
            <text:p>1.187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2938977118921">
            <text:p>1.1294</text:p>
          </table:table-cell>
          <table:table-cell table:style-name="ce8" table:formula="of:=[.V39]" office:value-type="float" office:value="1.263">
            <text:p>1.263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20170116344732">
            <text:p>1.2017</text:p>
          </table:table-cell>
          <table:table-cell table:style-name="ce8" table:formula="of:=[.Y39]" office:value-type="float" office:value="1.157">
            <text:p>1.157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10084580056101">
            <text:p>1.100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083">
            <text:p>1.08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2023498978031">
            <text:p>1.0202</text:p>
          </table:table-cell>
          <table:table-cell table:style-name="ce8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24.4837556642568">
            <text:p>24.4838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87">
            <text:p>1.187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1820769424674">
            <text:p>1.1182</text:p>
          </table:table-cell>
          <table:table-cell table:style-name="ce8" table:formula="of:=[.V40]" office:value-type="float" office:value="1.263">
            <text:p>1.263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18980313212606">
            <text:p>1.1898</text:p>
          </table:table-cell>
          <table:table-cell table:style-name="ce8" table:formula="of:=[.Y40]" office:value-type="float" office:value="1.157">
            <text:p>1.157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08994633718912">
            <text:p>1.0899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083">
            <text:p>1.08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1013365324783">
            <text:p>1.0101</text:p>
          </table:table-cell>
          <table:table-cell table:style-name="ce8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24.2413422418384">
            <text:p>24.2413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87">
            <text:p>1.187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0713633093737">
            <text:p>1.1071</text:p>
          </table:table-cell>
          <table:table-cell table:style-name="ce8" table:formula="of:=[.V41]" office:value-type="float" office:value="1.263">
            <text:p>1.263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17802290309511">
            <text:p>1.1780</text:p>
          </table:table-cell>
          <table:table-cell table:style-name="ce8" table:formula="of:=[.Y41]" office:value-type="float" office:value="1.157">
            <text:p>1.157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07915478929616">
            <text:p>1.0792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083">
            <text:p>1.08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0013232994834">
            <text:p>1.0001</text:p>
          </table:table-cell>
          <table:table-cell table:style-name="ce8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24.0013289523153">
            <text:p>24.0013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87">
            <text:p>1.187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961745850865">
            <text:p>1.0962</text:p>
          </table:table-cell>
          <table:table-cell table:style-name="ce8" table:formula="of:=[.V42]" office:value-type="float" office:value="1.263">
            <text:p>1.263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16635930999516">
            <text:p>1.1664</text:p>
          </table:table-cell>
          <table:table-cell table:style-name="ce8" table:formula="of:=[.Y42]" office:value-type="float" office:value="1.157">
            <text:p>1.157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06847008841204">
            <text:p>1.0685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083">
            <text:p>1.08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90230029651826">
            <text:p>0.9902</text:p>
          </table:table-cell>
          <table:table-cell table:style-name="ce8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23.7636920319953">
            <text:p>23.7637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87">
            <text:p>1.187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8532137137278">
            <text:p>1.0853</text:p>
          </table:table-cell>
          <table:table-cell table:style-name="ce8" table:formula="of:=[.V43]" office:value-type="float" office:value="1.263">
            <text:p>1.263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15481119801501">
            <text:p>1.1548</text:p>
          </table:table-cell>
          <table:table-cell table:style-name="ce8" table:formula="of:=[.Y43]" office:value-type="float" office:value="1.157">
            <text:p>1.157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05789117664558">
            <text:p>1.0579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083">
            <text:p>1.08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80425771932501">
            <text:p>0.9804</text:p>
          </table:table-cell>
          <table:table-cell table:style-name="ce8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3.5284079524706">
            <text:p>23.52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87">
            <text:p>1.187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7457561522057">
            <text:p>1.0746</text:p>
          </table:table-cell>
          <table:table-cell table:style-name="ce8" table:formula="of:=[.V44]" office:value-type="float" office:value="1.263">
            <text:p>1.263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14337742377724">
            <text:p>1.1434</text:p>
          </table:table-cell>
          <table:table-cell table:style-name="ce8" table:formula="of:=[.Y44]" office:value-type="float" office:value="1.157">
            <text:p>1.157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04741700657978">
            <text:p>1.047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452911">
            <text:p>452911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 office:value-type="float" office:value="20150809">
            <text:p>20150809.0000</text:p>
          </table:table-cell>
          <table:table-cell table:style-name="ce5" office:value-type="float" office:value="521607">
            <text:p>521607</text:p>
          </table:table-cell>
          <table:table-cell/>
          <table:table-cell table:style-name="ce14"/>
          <table:table-cell table:style-name="ce5" office:value-type="float" office:value="539500">
            <text:p>539500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8"/>
          <table:table-cell office:value-type="float" office:value="20150809">
            <text:p>20150809</text:p>
          </table:table-cell>
          <table:table-cell office:value-type="float" office:value="622417">
            <text:p>622417</text:p>
          </table:table-cell>
          <table:table-cell table:number-columns-repeated="2"/>
          <table:table-cell office:value-type="float" office:value="777394">
            <text:p>77739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118242">
            <text:p>11824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J49]+[.J50]" office:value-type="float" office:value="740659">
            <text:p>740659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8.39181428674892">
            <text:p>8.3918</text:p>
          </table:table-cell>
          <table:table-cell table:style-name="ce7" office:value-type="float" office:value="5.856">
            <text:p>5.856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6.46866716640802">
            <text:p>6.468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8.30872701658309">
            <text:p>8.3087</text:p>
          </table:table-cell>
          <table:table-cell table:style-name="ce8" table:formula="of:=[.Y2]" office:value-type="float" office:value="5.856">
            <text:p>5.856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6.40462095683962">
            <text:p>6.4046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8.22646239265653">
            <text:p>8.2265</text:p>
          </table:table-cell>
          <table:table-cell table:style-name="ce8" table:formula="of:=[.Y3]" office:value-type="float" office:value="5.856">
            <text:p>5.856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6.34120886815804">
            <text:p>6.3412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8.14501226995696">
            <text:p>8.1450</text:p>
          </table:table-cell>
          <table:table-cell table:style-name="ce8" table:formula="of:=[.Y4]" office:value-type="float" office:value="5.856">
            <text:p>5.856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6.27842462193865">
            <text:p>6.278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8.0643685841158">
            <text:p>8.0644</text:p>
          </table:table-cell>
          <table:table-cell table:style-name="ce8" table:formula="of:=[.Y5]" office:value-type="float" office:value="5.856">
            <text:p>5.856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6.21626200191946">
            <text:p>6.2163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7.9845233506097">
            <text:p>7.9845</text:p>
          </table:table-cell>
          <table:table-cell table:style-name="ce8" table:formula="of:=[.Y6]" office:value-type="float" office:value="5.856">
            <text:p>5.856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6.1547148533856">
            <text:p>6.1547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7.90546866397">
            <text:p>7.9055</text:p>
          </table:table-cell>
          <table:table-cell table:style-name="ce8" table:formula="of:=[.Y7]" office:value-type="float" office:value="5.856">
            <text:p>5.856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6.09377708256">
            <text:p>6.093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7.827196697">
            <text:p>7.8272</text:p>
          </table:table-cell>
          <table:table-cell table:style-name="ce8" table:formula="of:=[.Y8]" office:value-type="float" office:value="5.856">
            <text:p>5.856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6.033442656">
            <text:p>6.033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7.7496997">
            <text:p>7.7497</text:p>
          </table:table-cell>
          <table:table-cell table:style-name="ce8" table:formula="of:=[.Y9]" office:value-type="float" office:value="5.856">
            <text:p>5.856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5.9737056">
            <text:p>5.9737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7.67297">
            <text:p>7.6730</text:p>
          </table:table-cell>
          <table:table-cell table:style-name="ce8" table:formula="of:=[.Y10]" office:value-type="float" office:value="5.856">
            <text:p>5.856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5.91456">
            <text:p>5.9146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7.597">
            <text:p>7.5970</text:p>
          </table:table-cell>
          <table:table-cell table:style-name="ce8" table:formula="of:=[.Y11]" office:value-type="float" office:value="5.856">
            <text:p>5.856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5.856">
            <text:p>5.856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7.52178217821782">
            <text:p>7.5218</text:p>
          </table:table-cell>
          <table:table-cell table:style-name="ce8" table:formula="of:=[.Y12]" office:value-type="float" office:value="5.856">
            <text:p>5.856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5.7980198019802">
            <text:p>5.798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7.44730908734438">
            <text:p>7.4473</text:p>
          </table:table-cell>
          <table:table-cell table:style-name="ce8" table:formula="of:=[.Y13]" office:value-type="float" office:value="5.856">
            <text:p>5.856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5.74061366532693">
            <text:p>5.7406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7.37357335380631">
            <text:p>7.3736</text:p>
          </table:table-cell>
          <table:table-cell table:style-name="ce8" table:formula="of:=[.Y14]" office:value-type="float" office:value="5.856">
            <text:p>5.856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5.68377590626429">
            <text:p>5.6838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7.30056767703595">
            <text:p>7.3006</text:p>
          </table:table-cell>
          <table:table-cell table:style-name="ce8" table:formula="of:=[.Y15]" office:value-type="float" office:value="5.856">
            <text:p>5.856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5.62750089729137">
            <text:p>5.627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7.22828482874847">
            <text:p>7.2283</text:p>
          </table:table-cell>
          <table:table-cell table:style-name="ce8" table:formula="of:=[.Y16]" office:value-type="float" office:value="5.856">
            <text:p>5.856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5.57178306662512">
            <text:p>5.5718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7.15671765222621">
            <text:p>7.1567</text:p>
          </table:table-cell>
          <table:table-cell table:style-name="ce8" table:formula="of:=[.Y17]" office:value-type="float" office:value="5.856">
            <text:p>5.856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5.51661689764864">
            <text:p>5.516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7.08585906161011">
            <text:p>7.0859</text:p>
          </table:table-cell>
          <table:table-cell table:style-name="ce8" table:formula="of:=[.Y18]" office:value-type="float" office:value="5.856">
            <text:p>5.856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5.46199692836499">
            <text:p>5.4620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7.01570204119812">
            <text:p>7.0157</text:p>
          </table:table-cell>
          <table:table-cell table:style-name="ce8" table:formula="of:=[.Y19]" office:value-type="float" office:value="5.856">
            <text:p>5.856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5.40791775085642">
            <text:p>5.407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6.94623964475062">
            <text:p>6.9462</text:p>
          </table:table-cell>
          <table:table-cell table:style-name="ce8" table:formula="of:=[.Y20]" office:value-type="float" office:value="5.856">
            <text:p>5.856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5.35437401074893">
            <text:p>5.3544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6.87746499480259">
            <text:p>6.8775</text:p>
          </table:table-cell>
          <table:table-cell table:style-name="ce8" table:formula="of:=[.Y21]" office:value-type="float" office:value="5.856">
            <text:p>5.856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5.30136040668211">
            <text:p>5.301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0345410798522">
            <text:p>1.3035</text:p>
          </table:table-cell>
          <table:table-cell table:style-name="ce7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8.71767781374523">
            <text:p>8.7177</text:p>
          </table:table-cell>
          <table:table-cell table:style-name="ce7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9054862176755">
            <text:p>1.2905</text:p>
          </table:table-cell>
          <table:table-cell table:style-name="ce8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8.63136417202498">
            <text:p>8.6314</text:p>
          </table:table-cell>
          <table:table-cell table:style-name="ce8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7777091264114">
            <text:p>1.2778</text:p>
          </table:table-cell>
          <table:table-cell table:style-name="ce8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8.54590512081681">
            <text:p>8.5459</text:p>
          </table:table-cell>
          <table:table-cell table:style-name="ce8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6511971548627">
            <text:p>1.2651</text:p>
          </table:table-cell>
          <table:table-cell table:style-name="ce8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8.46129219882853">
            <text:p>8.4613</text:p>
          </table:table-cell>
          <table:table-cell table:style-name="ce8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5259377770918">
            <text:p>1.2526</text:p>
          </table:table-cell>
          <table:table-cell table:style-name="ce8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8.37751702854309">
            <text:p>8.3775</text:p>
          </table:table-cell>
          <table:table-cell table:style-name="ce8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40191859118">
            <text:p>1.2402</text:p>
          </table:table-cell>
          <table:table-cell table:style-name="ce8" table:formula="of:=[.V29]" office:value-type="float" office:value="7.892">
            <text:p>7.892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8.2945713153892">
            <text:p>8.2946</text:p>
          </table:table-cell>
          <table:table-cell table:style-name="ce8" table:formula="of:=[.Y29]" office:value-type="float" office:value="2.58">
            <text:p>2.580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279127318">
            <text:p>1.2279</text:p>
          </table:table-cell>
          <table:table-cell table:style-name="ce8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8.21244684692">
            <text:p>8.2124</text:p>
          </table:table-cell>
          <table:table-cell table:style-name="ce8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1575518">
            <text:p>1.2158</text:p>
          </table:table-cell>
          <table:table-cell table:style-name="ce8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8.131135492">
            <text:p>8.1311</text:p>
          </table:table-cell>
          <table:table-cell table:style-name="ce8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03718">
            <text:p>1.2037</text:p>
          </table:table-cell>
          <table:table-cell table:style-name="ce8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8.0506292">
            <text:p>8.0506</text:p>
          </table:table-cell>
          <table:table-cell table:style-name="ce8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918">
            <text:p>1.1918</text:p>
          </table:table-cell>
          <table:table-cell table:style-name="ce8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7.97092">
            <text:p>7.9709</text:p>
          </table:table-cell>
          <table:table-cell table:style-name="ce8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8">
            <text:p>1.1800</text:p>
          </table:table-cell>
          <table:table-cell table:style-name="ce8" table:formula="of:=[.V34]" office:value-type="float" office:value="7.892">
            <text:p>7.892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7.892">
            <text:p>7.8920</text:p>
          </table:table-cell>
          <table:table-cell table:style-name="ce8" table:formula="of:=[.Y34]" office:value-type="float" office:value="2.58">
            <text:p>2.580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16831683168317">
            <text:p>1.1683</text:p>
          </table:table-cell>
          <table:table-cell table:style-name="ce8" table:formula="of:=[.V35]" office:value-type="float" office:value="7.892">
            <text:p>7.892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7.81386138613861">
            <text:p>7.8139</text:p>
          </table:table-cell>
          <table:table-cell table:style-name="ce8" table:formula="of:=[.Y35]" office:value-type="float" office:value="2.58">
            <text:p>2.580</text:p>
          </table:table-cell>
          <table:table-cell table:style-name="ce13" table:formula="of:=[.Z35]-1" office:value-type="float" office:value="-1">
            <text:p>-1</text:p>
          </table:table-cell>
          <table:table-cell table:style-name="ce18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15674933830017">
            <text:p>1.1567</text:p>
          </table:table-cell>
          <table:table-cell table:style-name="ce8" table:formula="of:=[.V36]" office:value-type="float" office:value="7.892">
            <text:p>7.892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7.73649642191942">
            <text:p>7.7365</text:p>
          </table:table-cell>
          <table:table-cell table:style-name="ce8" table:formula="of:=[.Y36]" office:value-type="float" office:value="2.58">
            <text:p>2.580</text:p>
          </table:table-cell>
          <table:table-cell table:style-name="ce13" table:formula="of:=[.Z36]-1" office:value-type="float" office:value="-2">
            <text:p>-2</text:p>
          </table:table-cell>
          <table:table-cell table:style-name="ce18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4529637455462">
            <text:p>1.1453</text:p>
          </table:table-cell>
          <table:table-cell table:style-name="ce8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7.65989744744497">
            <text:p>7.6599</text:p>
          </table:table-cell>
          <table:table-cell table:style-name="ce8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3395680648972">
            <text:p>1.1340</text:p>
          </table:table-cell>
          <table:table-cell table:style-name="ce8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7.58405687865839">
            <text:p>7.5841</text:p>
          </table:table-cell>
          <table:table-cell table:style-name="ce8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2272951137596">
            <text:p>1.1227</text:p>
          </table:table-cell>
          <table:table-cell table:style-name="ce8" table:formula="of:=[.V39]" office:value-type="float" office:value="7.892">
            <text:p>7.892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7.50896720659246">
            <text:p>7.5090</text:p>
          </table:table-cell>
          <table:table-cell table:style-name="ce8" table:formula="of:=[.Y39]" office:value-type="float" office:value="2.58">
            <text:p>2.580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1161337759996">
            <text:p>1.1116</text:p>
          </table:table-cell>
          <table:table-cell table:style-name="ce8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7.4346209966262">
            <text:p>7.4346</text:p>
          </table:table-cell>
          <table:table-cell table:style-name="ce8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0060730455442">
            <text:p>1.1006</text:p>
          </table:table-cell>
          <table:table-cell table:style-name="ce8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7.36101088774871">
            <text:p>7.3610</text:p>
          </table:table-cell>
          <table:table-cell table:style-name="ce8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971020252913">
            <text:p>1.0897</text:p>
          </table:table-cell>
          <table:table-cell table:style-name="ce8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7.28812959183041">
            <text:p>7.2881</text:p>
          </table:table-cell>
          <table:table-cell table:style-name="ce8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789209926031">
            <text:p>1.0789</text:p>
          </table:table-cell>
          <table:table-cell table:style-name="ce8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7.21596989290139">
            <text:p>7.2160</text:p>
          </table:table-cell>
          <table:table-cell table:style-name="ce8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6823860653772">
            <text:p>1.0682</text:p>
          </table:table-cell>
          <table:table-cell table:style-name="ce8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7.14452464643702">
            <text:p>7.1445</text:p>
          </table:table-cell>
          <table:table-cell table:style-name="ce8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630701">
            <text:p>63070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1530026">
            <text:p>1530026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4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4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4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4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4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4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4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4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4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4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3" table:formula="of:=[.Z35]-0.5" office:value-type="float" office:value="-0.5">
            <text:p>-0.5</text:p>
          </table:table-cell>
          <table:table-cell table:style-name="ce18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3" table:formula="of:=[.Z36]-0.5" office:value-type="float" office:value="-1">
            <text:p>-1</text:p>
          </table:table-cell>
          <table:table-cell table:style-name="ce18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4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4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4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4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4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4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4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4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7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7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7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7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ce14"/>
        <table:table-column table:style-name="co17" table:default-cell-style-name="ce12"/>
        <table:table-column table:style-name="co27" table:default-cell-style-name="ce14"/>
        <table:table-column table:style-name="co5" table:default-cell-style-name="ce11"/>
        <table:table-column table:style-name="co28" table:default-cell-style-name="ce14"/>
        <table:table-column table:style-name="co9" table:default-cell-style-name="ce11"/>
        <table:table-column table:style-name="co13" table:default-cell-style-name="ce21"/>
        <table:table-column table:style-name="co1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6" table:default-cell-style-name="ce12"/>
        <table:table-column table:style-name="co1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ce21"/>
        <table:table-column table:style-name="co21" table:default-cell-style-name="ce11"/>
        <table:table-column table:style-name="co31" table:default-cell-style-name="Default"/>
        <table:table-column table:style-name="co6" table:default-cell-style-name="ce12"/>
        <table:table-column table:style-name="co33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3" table:default-cell-style-name="ce21"/>
        <table:table-column table:style-name="co21" table:default-cell-style-name="Default"/>
        <table:table-column table:style-name="co35" table:default-cell-style-name="Default"/>
        <table:table-column table:style-name="co34" table:default-cell-style-name="ce12"/>
        <table:table-column table:style-name="co35" table:default-cell-style-name="Default"/>
        <table:table-column table:style-name="co7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36" table:default-cell-style-name="ce21"/>
        <table:table-column table:style-name="co40" table:default-cell-style-name="Default"/>
        <table:table-column table:style-name="co41" table:default-cell-style-name="Default"/>
        <table:table-column table:style-name="co17" table:default-cell-style-name="ce12"/>
        <table:table-column table:style-name="co4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w2</text:p>
          </table:table-cell>
          <table:table-cell office:value-type="string">
            <text:p>add</text:p>
          </table:table-cell>
          <table:table-cell office:value-type="string">
            <text:p>jz</text:p>
          </table:table-cell>
          <table:table-cell office:value-type="string">
            <text:p>%p1</text:p>
          </table:table-cell>
          <table:table-cell office:value-type="string">
            <text:p>jz_m0</text:p>
          </table:table-cell>
          <table:table-cell office:value-type="string">
            <text:p>%pm</text:p>
          </table:table-cell>
          <table:table-cell office:value-type="string">
            <text:p>jz_s0</text:p>
          </table:table-cell>
          <table:table-cell office:value-type="string">
            <text:p>%ps</text:p>
          </table:table-cell>
          <table:table-cell/>
          <table:table-cell office:value-type="string">
            <text:p>yinhe</text:p>
          </table:table-cell>
          <table:table-cell office:value-type="string">
            <text:p>add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office:value-type="string">
            <text:p>sh999999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24" office:value-type="string">
            <text:p>zz905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11" office:value-type="string">
            <text:p>sz399001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</table:table-row>
        <table:table-row table:style-name="ro2">
          <table:table-cell table:style-name="ce17" office:value-type="date" office:date-value="2015-08-07">
            <text:p>15年8月7日</text:p>
          </table:table-cell>
          <table:table-cell table:style-name="ce5" office:value-type="float" office:value="740659">
            <text:p>740659</text:p>
          </table:table-cell>
          <table:table-cell office:value-type="float" office:value="0">
            <text:p>0</text:p>
          </table:table-cell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 table:number-columns-repeated="2"/>
          <table:table-cell table:style-name="ce5" office:value-type="float" office:value="521607">
            <text:p>521607</text:p>
          </table:table-cell>
          <table:table-cell office:value-type="float" office:value="0">
            <text:p>0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3744.2">
            <text:p>3744.20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8013.32">
            <text:p>8013.32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12753.05">
            <text:p>12753.05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</table:table-row>
        <table:table-row table:style-name="ro2">
          <table:table-cell table:style-name="ce17" office:value-type="date" office:date-value="2015-08-10">
            <text:p>15年8月10日</text:p>
          </table:table-cell>
          <table:table-cell table:style-name="ce5" office:value-type="float" office:value="777394">
            <text:p>777394</text:p>
          </table:table-cell>
          <table:table-cell table:style-name="ce5" office:value-type="float" office:value="0">
            <text:p>0</text:p>
          </table:table-cell>
          <table:table-cell table:formula="of:=[.D2]*(1+[.E3]*0.01)" office:value-type="float" office:value="1.04959772310875">
            <text:p>1.0496</text:p>
          </table:table-cell>
          <table:table-cell table:style-name="ce20" table:formula="of:=100*([.B3]-[.C3])/[.B2]-100" office:value-type="float" office:value="4.9597723108745">
            <text:p>4.96</text:p>
          </table:table-cell>
          <table:table-cell table:formula="of:=[.F2]" office:value-type="float" office:value="1">
            <text:p>1.0000</text:p>
          </table:table-cell>
          <table:table-cell table:formula="of:=100*[.D3]/[.F3]-100" office:value-type="float" office:value="4.9597723108745">
            <text:p>4.96</text:p>
          </table:table-cell>
          <table:table-cell table:formula="of:=[.H2]" office:value-type="float" office:value="1">
            <text:p>1.0000</text:p>
          </table:table-cell>
          <table:table-cell table:formula="of:=100*[.D3]/[.H3]-100" office:value-type="float" office:value="4.9597723108745">
            <text:p>4.96</text:p>
          </table:table-cell>
          <table:table-cell/>
          <table:table-cell table:style-name="ce5" office:value-type="float" office:value="539500">
            <text:p>539500</text:p>
          </table:table-cell>
          <table:table-cell table:style-name="ce5" office:value-type="float" office:value="0">
            <text:p>0</text:p>
          </table:table-cell>
          <table:table-cell table:style-name="ce14" table:formula="of:=[.M2]*(1+[.N3]*0.01)" office:value-type="float" office:value="1.03430360405439">
            <text:p>1.0343</text:p>
          </table:table-cell>
          <table:table-cell table:style-name="ce20" table:formula="of:=100*([.K3]-[.L3])/[.K2]-100" office:value-type="float" office:value="3.43036040543934">
            <text:p>3.43</text:p>
          </table:table-cell>
          <table:table-cell table:style-name="ce14" table:formula="of:=[.O2]" office:value-type="float" office:value="1">
            <text:p>1.0000</text:p>
          </table:table-cell>
          <table:table-cell table:style-name="ce11" table:formula="of:=100*[.M3]/[.O3]-100" office:value-type="float" office:value="3.43036040543933">
            <text:p>3.43</text:p>
          </table:table-cell>
          <table:table-cell table:style-name="ce14" table:formula="of:=[.Q2]" office:value-type="float" office:value="1">
            <text:p>1.0000</text:p>
          </table:table-cell>
          <table:table-cell table:style-name="ce11" table:formula="of:=100*[.M3]/[.Q3]-100" office:value-type="float" office:value="3.43036040543933">
            <text:p>3.43</text:p>
          </table:table-cell>
          <table:table-cell/>
          <table:table-cell table:style-name="ce22" office:value-type="float" office:value="3928.42">
            <text:p>3928.42</text:p>
          </table:table-cell>
          <table:table-cell table:style-name="ce14" table:formula="of:=[.U2]*(1+[.V3]*0.01)" office:value-type="float" office:value="1.04920143154746">
            <text:p>1.0492</text:p>
          </table:table-cell>
          <table:table-cell table:style-name="ce20" table:formula="of:=100*[.T3]/[.T2]-100" office:value-type="float" office:value="4.92014315474601">
            <text:p>4.92</text:p>
          </table:table-cell>
          <table:table-cell table:style-name="ce14" table:formula="of:=[.W2]" office:value-type="float" office:value="1">
            <text:p>1.0000</text:p>
          </table:table-cell>
          <table:table-cell table:style-name="ce11" table:formula="of:=100*[.U3]/[.W3]-100" office:value-type="float" office:value="4.920143154746">
            <text:p>4.92</text:p>
          </table:table-cell>
          <table:table-cell table:style-name="ce14" table:formula="of:=[.Y2]" office:value-type="float" office:value="1">
            <text:p>1.0000</text:p>
          </table:table-cell>
          <table:table-cell table:style-name="ce11" table:formula="of:=100*[.U3]/[.Y3]-100" office:value-type="float" office:value="4.920143154746">
            <text:p>4.9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2]*(1+[.AD3]*0.01)" office:value-type="float" office:value="1.04751713397194">
            <text:p>1.0475</text:p>
          </table:table-cell>
          <table:table-cell table:style-name="ce20" table:formula="of:=100*[.AB3]/[.AB2]-100" office:value-type="float" office:value="4.75171339719368">
            <text:p>4.75</text:p>
          </table:table-cell>
          <table:table-cell table:style-name="ce14" table:formula="of:=[.AE2]" office:value-type="float" office:value="1">
            <text:p>1.0000</text:p>
          </table:table-cell>
          <table:table-cell table:style-name="ce11" table:formula="of:=100*[.AC3]/[.AE3]-100" office:value-type="float" office:value="4.7517133971937">
            <text:p>4.75</text:p>
          </table:table-cell>
          <table:table-cell table:style-name="ce14" table:formula="of:=[.AG2]" office:value-type="float" office:value="1">
            <text:p>1.0000</text:p>
          </table:table-cell>
          <table:table-cell table:style-name="ce11" table:formula="of:=100*[.AC3]/[.AG3]-100" office:value-type="float" office:value="4.751713397193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2]*(1+[.AL3]*0.01)" office:value-type="float" office:value="1.04311988112648">
            <text:p>1.0431</text:p>
          </table:table-cell>
          <table:table-cell table:style-name="ce20" table:formula="of:=100*[.AJ3]/[.AJ2]-100" office:value-type="float" office:value="4.31198811264757">
            <text:p>4.31</text:p>
          </table:table-cell>
          <table:table-cell table:style-name="ce14" table:formula="of:=[.AM2]" office:value-type="float" office:value="1">
            <text:p>1.0000</text:p>
          </table:table-cell>
          <table:table-cell table:style-name="ce11" table:formula="of:=100*[.AK3]/[.AM3]-100" office:value-type="float" office:value="4.31198811264757">
            <text:p>4.31</text:p>
          </table:table-cell>
          <table:table-cell table:style-name="ce14" table:formula="of:=[.AO2]" office:value-type="float" office:value="1">
            <text:p>1.0000</text:p>
          </table:table-cell>
          <table:table-cell table:style-name="ce11" table:formula="of:=100*[.AK3]/[.AO3]-100" office:value-type="float" office:value="4.31198811264757">
            <text:p>4.31</text:p>
          </table:table-cell>
        </table:table-row>
        <table:table-row table:style-name="ro2">
          <table:table-cell table:style-name="ce17" table:formula="of:=[.A3]+1" office:value-type="date" office:date-value="2015-08-11">
            <text:p>15年8月11日</text:p>
          </table:table-cell>
          <table:table-cell table:style-name="ce5" office:value-type="float" office:value="772232">
            <text:p>772232</text:p>
          </table:table-cell>
          <table:table-cell table:style-name="ce5" office:value-type="float" office:value="0">
            <text:p>0</text:p>
          </table:table-cell>
          <table:table-cell table:formula="of:=[.D3]*(1+[.E4]*0.01)" office:value-type="float" office:value="1.04262825402783">
            <text:p>1.0426</text:p>
          </table:table-cell>
          <table:table-cell table:style-name="ce20" table:formula="of:=100*([.B4]-[.C4])/[.B3]-100" office:value-type="float" office:value="-0.664013357448084">
            <text:p>-0.66</text:p>
          </table:table-cell>
          <table:table-cell table:formula="of:=[.F3]" office:value-type="float" office:value="1">
            <text:p>1.0000</text:p>
          </table:table-cell>
          <table:table-cell table:formula="of:=100*[.D4]/[.F4]-100" office:value-type="float" office:value="4.26282540278319">
            <text:p>4.26</text:p>
          </table:table-cell>
          <table:table-cell table:formula="of:=[.H3]" office:value-type="float" office:value="1">
            <text:p>1.0000</text:p>
          </table:table-cell>
          <table:table-cell table:formula="of:=100*[.D4]/[.H4]-100" office:value-type="float" office:value="4.26282540278319">
            <text:p>4.26</text:p>
          </table:table-cell>
          <table:table-cell/>
          <table:table-cell table:style-name="ce5" office:value-type="float" office:value="536483">
            <text:p>536483</text:p>
          </table:table-cell>
          <table:table-cell table:style-name="ce5" office:value-type="float" office:value="0">
            <text:p>0</text:p>
          </table:table-cell>
          <table:table-cell table:style-name="ce14" table:formula="of:=[.M3]*(1+[.N4]*0.01)" office:value-type="float" office:value="1.02851955591087">
            <text:p>1.0285</text:p>
          </table:table-cell>
          <table:table-cell table:style-name="ce20" table:formula="of:=100*([.K4]-[.L4])/[.K3]-100" office:value-type="float" office:value="-0.559221501390169">
            <text:p>-0.56</text:p>
          </table:table-cell>
          <table:table-cell table:style-name="ce14" table:formula="of:=[.O3]" office:value-type="float" office:value="1">
            <text:p>1.0000</text:p>
          </table:table-cell>
          <table:table-cell table:style-name="ce11" table:formula="of:=100*[.M4]/[.O4]-100" office:value-type="float" office:value="2.85195559108678">
            <text:p>2.85</text:p>
          </table:table-cell>
          <table:table-cell table:style-name="ce14" table:formula="of:=[.Q3]" office:value-type="float" office:value="1">
            <text:p>1.0000</text:p>
          </table:table-cell>
          <table:table-cell table:style-name="ce11" table:formula="of:=100*[.M4]/[.Q4]-100" office:value-type="float" office:value="2.85195559108678">
            <text:p>2.85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4" table:formula="of:=[.U3]*(1+[.V4]*0.01)" office:value-type="float" office:value="1.04906522087495">
            <text:p>1.0491</text:p>
          </table:table-cell>
          <table:table-cell table:style-name="ce20" table:formula="of:=100*[.T4]/[.T3]-100" office:value-type="float" office:value="-0.0129823185911846">
            <text:p>-0.01</text:p>
          </table:table-cell>
          <table:table-cell table:style-name="ce14" table:formula="of:=[.W3]" office:value-type="float" office:value="1">
            <text:p>1.0000</text:p>
          </table:table-cell>
          <table:table-cell table:style-name="ce11" table:formula="of:=100*[.U4]/[.W4]-100" office:value-type="float" office:value="4.90652208749533">
            <text:p>4.91</text:p>
          </table:table-cell>
          <table:table-cell table:style-name="ce14" table:formula="of:=[.Y3]" office:value-type="float" office:value="1">
            <text:p>1.0000</text:p>
          </table:table-cell>
          <table:table-cell table:style-name="ce11" table:formula="of:=100*[.U4]/[.Y4]-100" office:value-type="float" office:value="4.90652208749533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3]*(1+[.AD4]*0.01)" office:value-type="float" office:value="1.052663565164">
            <text:p>1.0527</text:p>
          </table:table-cell>
          <table:table-cell table:style-name="ce20" table:formula="of:=100*[.AB4]/[.AB3]-100" office:value-type="float" office:value="0.491298044219207">
            <text:p>0.49</text:p>
          </table:table-cell>
          <table:table-cell table:style-name="ce14" table:formula="of:=[.AE3]" office:value-type="float" office:value="1">
            <text:p>1.0000</text:p>
          </table:table-cell>
          <table:table-cell table:style-name="ce11" table:formula="of:=100*[.AC4]/[.AE4]-100" office:value-type="float" office:value="5.26635651640022">
            <text:p>5.27</text:p>
          </table:table-cell>
          <table:table-cell table:style-name="ce14" table:formula="of:=[.AG3]" office:value-type="float" office:value="1">
            <text:p>1.0000</text:p>
          </table:table-cell>
          <table:table-cell table:style-name="ce11" table:formula="of:=100*[.AC4]/[.AG4]-100" office:value-type="float" office:value="5.26635651640022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3]*(1+[.AL4]*0.01)" office:value-type="float" office:value="1.04469754294071">
            <text:p>1.0447</text:p>
          </table:table-cell>
          <table:table-cell table:style-name="ce20" table:formula="of:=100*[.AJ4]/[.AJ3]-100" office:value-type="float" office:value="0.15124453505085">
            <text:p>0.15</text:p>
          </table:table-cell>
          <table:table-cell table:style-name="ce14" table:formula="of:=[.AM3]" office:value-type="float" office:value="1">
            <text:p>1.0000</text:p>
          </table:table-cell>
          <table:table-cell table:style-name="ce11" table:formula="of:=100*[.AK4]/[.AM4]-100" office:value-type="float" office:value="4.46975429407084">
            <text:p>4.47</text:p>
          </table:table-cell>
          <table:table-cell table:style-name="ce14" table:formula="of:=[.AO3]" office:value-type="float" office:value="1">
            <text:p>1.0000</text:p>
          </table:table-cell>
          <table:table-cell table:style-name="ce11" table:formula="of:=100*[.AK4]/[.AO4]-100" office:value-type="float" office:value="4.46975429407084">
            <text:p>4.47</text:p>
          </table:table-cell>
        </table:table-row>
        <table:table-row table:style-name="ro2">
          <table:table-cell table:style-name="ce17" table:formula="of:=[.A4]+1" office:value-type="date" office:date-value="2015-08-12">
            <text:p>15年8月12日</text:p>
          </table:table-cell>
          <table:table-cell table:style-name="ce5" office:value-type="float" office:value="753482">
            <text:p>753482</text:p>
          </table:table-cell>
          <table:table-cell table:style-name="ce5" office:value-type="float" office:value="0">
            <text:p>0</text:p>
          </table:table-cell>
          <table:table-cell table:formula="of:=[.D4]*(1+[.E5]*0.01)" office:value-type="float" office:value="1.01731296048519">
            <text:p>1.0173</text:p>
          </table:table-cell>
          <table:table-cell table:style-name="ce20" table:formula="of:=100*([.B5]-[.C5])/[.B4]-100" office:value-type="float" office:value="-2.42802681059578">
            <text:p>-2.43</text:p>
          </table:table-cell>
          <table:table-cell table:formula="of:=[.F4]" office:value-type="float" office:value="1">
            <text:p>1.0000</text:p>
          </table:table-cell>
          <table:table-cell table:formula="of:=100*[.D5]/[.F5]-100" office:value-type="float" office:value="1.73129604851896">
            <text:p>1.73</text:p>
          </table:table-cell>
          <table:table-cell table:formula="of:=[.H4]" office:value-type="float" office:value="1">
            <text:p>1.0000</text:p>
          </table:table-cell>
          <table:table-cell table:formula="of:=100*[.D5]/[.H5]-100" office:value-type="float" office:value="1.73129604851896">
            <text:p>1.73</text:p>
          </table:table-cell>
          <table:table-cell/>
          <table:table-cell table:style-name="ce5" office:value-type="float" office:value="526338">
            <text:p>526338</text:p>
          </table:table-cell>
          <table:table-cell table:style-name="ce5" office:value-type="float" office:value="0">
            <text:p>0</text:p>
          </table:table-cell>
          <table:table-cell table:style-name="ce14" table:formula="of:=[.M4]*(1+[.N5]*0.01)" office:value-type="float" office:value="1.0090700469894">
            <text:p>1.0091</text:p>
          </table:table-cell>
          <table:table-cell table:style-name="ce20" table:formula="of:=100*([.K5]-[.L5])/[.K4]-100" office:value-type="float" office:value="-1.89101984592243">
            <text:p>-1.89</text:p>
          </table:table-cell>
          <table:table-cell table:style-name="ce14" table:formula="of:=[.O4]" office:value-type="float" office:value="1">
            <text:p>1.0000</text:p>
          </table:table-cell>
          <table:table-cell table:style-name="ce11" table:formula="of:=100*[.M5]/[.O5]-100" office:value-type="float" office:value="0.90700469894">
            <text:p>0.91</text:p>
          </table:table-cell>
          <table:table-cell table:style-name="ce14" table:formula="of:=[.Q4]" office:value-type="float" office:value="1">
            <text:p>1.0000</text:p>
          </table:table-cell>
          <table:table-cell table:style-name="ce11" table:formula="of:=100*[.M5]/[.Q5]-100" office:value-type="float" office:value="0.90700469894">
            <text:p>0.91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4" table:formula="of:=[.U4]*(1+[.V5]*0.01)" office:value-type="float" office:value="1.0379573740719">
            <text:p>1.0380</text:p>
          </table:table-cell>
          <table:table-cell table:style-name="ce20" table:formula="of:=100*[.T5]/[.T4]-100" office:value-type="float" office:value="-1.05883281439748">
            <text:p>-1.06</text:p>
          </table:table-cell>
          <table:table-cell table:style-name="ce14" table:formula="of:=[.W4]" office:value-type="float" office:value="1">
            <text:p>1.0000</text:p>
          </table:table-cell>
          <table:table-cell table:style-name="ce11" table:formula="of:=100*[.U5]/[.W5]-100" office:value-type="float" office:value="3.79573740718979">
            <text:p>3.80</text:p>
          </table:table-cell>
          <table:table-cell table:style-name="ce14" table:formula="of:=[.Y4]" office:value-type="float" office:value="1">
            <text:p>1.0000</text:p>
          </table:table-cell>
          <table:table-cell table:style-name="ce11" table:formula="of:=100*[.U5]/[.Y5]-100" office:value-type="float" office:value="3.79573740718979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4]*(1+[.AD5]*0.01)" office:value-type="float" office:value="1.04031038321195">
            <text:p>1.0403</text:p>
          </table:table-cell>
          <table:table-cell table:style-name="ce20" table:formula="of:=100*[.AB5]/[.AB4]-100" office:value-type="float" office:value="-1.17351662590556">
            <text:p>-1.17</text:p>
          </table:table-cell>
          <table:table-cell table:style-name="ce14" table:formula="of:=[.AE4]" office:value-type="float" office:value="1">
            <text:p>1.0000</text:p>
          </table:table-cell>
          <table:table-cell table:style-name="ce11" table:formula="of:=100*[.AC5]/[.AE5]-100" office:value-type="float" office:value="4.03103832119523">
            <text:p>4.03</text:p>
          </table:table-cell>
          <table:table-cell table:style-name="ce14" table:formula="of:=[.AG4]" office:value-type="float" office:value="1">
            <text:p>1.0000</text:p>
          </table:table-cell>
          <table:table-cell table:style-name="ce11" table:formula="of:=100*[.AC5]/[.AG5]-100" office:value-type="float" office:value="4.03103832119523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4]*(1+[.AL5]*0.01)" office:value-type="float" office:value="1.02854611249858">
            <text:p>1.0285</text:p>
          </table:table-cell>
          <table:table-cell table:style-name="ce20" table:formula="of:=100*[.AJ5]/[.AJ4]-100" office:value-type="float" office:value="-1.54603890391711">
            <text:p>-1.55</text:p>
          </table:table-cell>
          <table:table-cell table:style-name="ce14" table:formula="of:=[.AM4]" office:value-type="float" office:value="1">
            <text:p>1.0000</text:p>
          </table:table-cell>
          <table:table-cell table:style-name="ce11" table:formula="of:=100*[.AK5]/[.AM5]-100" office:value-type="float" office:value="2.85461124985788">
            <text:p>2.85</text:p>
          </table:table-cell>
          <table:table-cell table:style-name="ce14" table:formula="of:=[.AO4]" office:value-type="float" office:value="1">
            <text:p>1.0000</text:p>
          </table:table-cell>
          <table:table-cell table:style-name="ce11" table:formula="of:=100*[.AK5]/[.AO5]-100" office:value-type="float" office:value="2.85461124985788">
            <text:p>2.85</text:p>
          </table:table-cell>
        </table:table-row>
        <table:table-row table:style-name="ro2">
          <table:table-cell table:style-name="ce17" table:formula="of:=[.A5]+1" office:value-type="date" office:date-value="2015-08-13">
            <text:p>15年8月13日</text:p>
          </table:table-cell>
          <table:table-cell table:style-name="ce5" office:value-type="float" office:value="782147">
            <text:p>782147</text:p>
          </table:table-cell>
          <table:table-cell table:style-name="ce5" office:value-type="float" office:value="0">
            <text:p>0</text:p>
          </table:table-cell>
          <table:table-cell table:formula="of:=[.D5]*(1+[.E6]*0.01)" office:value-type="float" office:value="1.05601498125318">
            <text:p>1.0560</text:p>
          </table:table-cell>
          <table:table-cell table:style-name="ce20" table:formula="of:=100*([.B6]-[.C6])/[.B5]-100" office:value-type="float" office:value="3.80433772804128">
            <text:p>3.80</text:p>
          </table:table-cell>
          <table:table-cell table:formula="of:=[.F5]" office:value-type="float" office:value="1">
            <text:p>1.0000</text:p>
          </table:table-cell>
          <table:table-cell table:formula="of:=100*[.D6]/[.F6]-100" office:value-type="float" office:value="5.60149812531814">
            <text:p>5.60</text:p>
          </table:table-cell>
          <table:table-cell table:formula="of:=[.H5]" office:value-type="float" office:value="1">
            <text:p>1.0000</text:p>
          </table:table-cell>
          <table:table-cell table:formula="of:=100*[.D6]/[.H6]-100" office:value-type="float" office:value="5.60149812531814">
            <text:p>5.60</text:p>
          </table:table-cell>
          <table:table-cell/>
          <table:table-cell table:style-name="ce5" office:value-type="float" office:value="540664">
            <text:p>540664</text:p>
          </table:table-cell>
          <table:table-cell table:style-name="ce5" office:value-type="float" office:value="0">
            <text:p>0</text:p>
          </table:table-cell>
          <table:table-cell table:style-name="ce14" table:formula="of:=[.M5]*(1+[.N6]*0.01)" office:value-type="float" office:value="1.03653516919827">
            <text:p>1.0365</text:p>
          </table:table-cell>
          <table:table-cell table:style-name="ce20" table:formula="of:=100*([.K6]-[.L6])/[.K5]-100" office:value-type="float" office:value="2.72182513897914">
            <text:p>2.72</text:p>
          </table:table-cell>
          <table:table-cell table:style-name="ce14" table:formula="of:=[.O5]" office:value-type="float" office:value="1">
            <text:p>1.0000</text:p>
          </table:table-cell>
          <table:table-cell table:style-name="ce11" table:formula="of:=100*[.M6]/[.O6]-100" office:value-type="float" office:value="3.65351691982663">
            <text:p>3.65</text:p>
          </table:table-cell>
          <table:table-cell table:style-name="ce14" table:formula="of:=[.Q5]" office:value-type="float" office:value="1">
            <text:p>1.0000</text:p>
          </table:table-cell>
          <table:table-cell table:style-name="ce11" table:formula="of:=100*[.M6]/[.Q6]-100" office:value-type="float" office:value="3.65351691982663">
            <text:p>3.65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5]*(1+[.V6]*0.01)" office:value-type="float" office:value="1.05624165375781">
            <text:p>1.0562</text:p>
          </table:table-cell>
          <table:table-cell table:style-name="ce20" table:formula="of:=100*[.T6]/[.T5]-100" office:value-type="float" office:value="1.76156363860927">
            <text:p>1.76</text:p>
          </table:table-cell>
          <table:table-cell table:style-name="ce14" table:formula="of:=[.W5]" office:value-type="float" office:value="1">
            <text:p>1.0000</text:p>
          </table:table-cell>
          <table:table-cell table:style-name="ce11" table:formula="of:=100*[.U6]/[.W6]-100" office:value-type="float" office:value="5.6241653757812">
            <text:p>5.62</text:p>
          </table:table-cell>
          <table:table-cell table:style-name="ce14" table:formula="of:=[.Y5]" office:value-type="float" office:value="1">
            <text:p>1.0000</text:p>
          </table:table-cell>
          <table:table-cell table:style-name="ce11" table:formula="of:=100*[.U6]/[.Y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5]*(1+[.AD6]*0.01)" office:value-type="float" office:value="0.00012479222095206">
            <text:p>0.0001</text:p>
          </table:table-cell>
          <table:table-cell table:style-name="ce20" table:formula="of:=100*[.AB6]/[.AB5]-100" office:value-type="float" office:value="-99.9880043280384">
            <text:p>-99.99</text:p>
          </table:table-cell>
          <table:table-cell table:style-name="ce14" table:formula="of:=[.AE5]" office:value-type="float" office:value="1">
            <text:p>1.0000</text:p>
          </table:table-cell>
          <table:table-cell table:style-name="ce11" table:formula="of:=100*[.AC6]/[.AE6]-100" office:value-type="float" office:value="-99.9875207779048">
            <text:p>-99.99</text:p>
          </table:table-cell>
          <table:table-cell table:style-name="ce14" table:formula="of:=[.AG5]" office:value-type="float" office:value="1">
            <text:p>1.0000</text:p>
          </table:table-cell>
          <table:table-cell table:style-name="ce11" table:formula="of:=100*[.AC6]/[.AG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5]*(1+[.AL6]*0.01)" office:value-type="float" office:value="0.0000784126150214919">
            <text:p>0.0001</text:p>
          </table:table-cell>
          <table:table-cell table:style-name="ce20" table:formula="of:=100*[.AJ6]/[.AJ5]-100" office:value-type="float" office:value="-99.992376363678">
            <text:p>-99.99</text:p>
          </table:table-cell>
          <table:table-cell table:style-name="ce14" table:formula="of:=[.AM5]" office:value-type="float" office:value="1">
            <text:p>1.0000</text:p>
          </table:table-cell>
          <table:table-cell table:style-name="ce11" table:formula="of:=100*[.AK6]/[.AM6]-100" office:value-type="float" office:value="-99.9921587384979">
            <text:p>-99.99</text:p>
          </table:table-cell>
          <table:table-cell table:style-name="ce14" table:formula="of:=[.AO5]" office:value-type="float" office:value="1">
            <text:p>1.0000</text:p>
          </table:table-cell>
          <table:table-cell table:style-name="ce11" table:formula="of:=100*[.AK6]/[.AO6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6]+1" office:value-type="date" office:date-value="2015-08-14">
            <text:p>15年8月14日</text:p>
          </table:table-cell>
          <table:table-cell table:style-name="ce5" office:value-type="float" office:value="773537">
            <text:p>773537</text:p>
          </table:table-cell>
          <table:table-cell table:style-name="ce5" office:value-type="float" office:value="0">
            <text:p>0</text:p>
          </table:table-cell>
          <table:table-cell table:formula="of:=[.D6]*(1+[.E7]*0.01)" office:value-type="float" office:value="1.0443901984584">
            <text:p>1.0444</text:p>
          </table:table-cell>
          <table:table-cell table:style-name="ce20" table:formula="of:=100*([.B7]-[.C7])/[.B6]-100" office:value-type="float" office:value="-1.10081608700155">
            <text:p>-1.10</text:p>
          </table:table-cell>
          <table:table-cell table:formula="of:=[.F6]" office:value-type="float" office:value="1">
            <text:p>1.0000</text:p>
          </table:table-cell>
          <table:table-cell table:formula="of:=100*[.D7]/[.F7]-100" office:value-type="float" office:value="4.43901984584001">
            <text:p>4.44</text:p>
          </table:table-cell>
          <table:table-cell table:formula="of:=[.H6]" office:value-type="float" office:value="1">
            <text:p>1.0000</text:p>
          </table:table-cell>
          <table:table-cell table:formula="of:=100*[.D7]/[.H7]-100" office:value-type="float" office:value="4.43901984584001">
            <text:p>4.44</text:p>
          </table:table-cell>
          <table:table-cell/>
          <table:table-cell table:style-name="ce5" office:value-type="float" office:value="537249">
            <text:p>537249</text:p>
          </table:table-cell>
          <table:table-cell table:style-name="ce5" office:value-type="float" office:value="0">
            <text:p>0</text:p>
          </table:table-cell>
          <table:table-cell table:style-name="ce14" table:formula="of:=[.M6]*(1+[.N7]*0.01)" office:value-type="float" office:value="1.02998809448493">
            <text:p>1.0300</text:p>
          </table:table-cell>
          <table:table-cell table:style-name="ce20" table:formula="of:=100*([.K7]-[.L7])/[.K6]-100" office:value-type="float" office:value="-0.63163073554">
            <text:p>-0.63</text:p>
          </table:table-cell>
          <table:table-cell table:style-name="ce14" table:formula="of:=[.O6]" office:value-type="float" office:value="1">
            <text:p>1.0000</text:p>
          </table:table-cell>
          <table:table-cell table:style-name="ce11" table:formula="of:=100*[.M7]/[.O7]-100" office:value-type="float" office:value="2.99880944849285">
            <text:p>3.00</text:p>
          </table:table-cell>
          <table:table-cell table:style-name="ce14" table:formula="of:=[.Q6]" office:value-type="float" office:value="1">
            <text:p>1.0000</text:p>
          </table:table-cell>
          <table:table-cell table:style-name="ce11" table:formula="of:=100*[.M7]/[.Q7]-100" office:value-type="float" office:value="2.99880944849285">
            <text:p>3.0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6]*(1+[.V7]*0.01)" office:value-type="float" office:value="1.05624165375781">
            <text:p>1.0562</text:p>
          </table:table-cell>
          <table:table-cell table:style-name="ce20" table:formula="of:=100*[.T7]/[.T6]-100" office:value-type="float" office:value="0">
            <text:p>0.00</text:p>
          </table:table-cell>
          <table:table-cell table:style-name="ce14" table:formula="of:=[.W6]" office:value-type="float" office:value="1">
            <text:p>1.0000</text:p>
          </table:table-cell>
          <table:table-cell table:style-name="ce11" table:formula="of:=100*[.U7]/[.W7]-100" office:value-type="float" office:value="5.6241653757812">
            <text:p>5.62</text:p>
          </table:table-cell>
          <table:table-cell table:style-name="ce14" table:formula="of:=[.Y6]" office:value-type="float" office:value="1">
            <text:p>1.0000</text:p>
          </table:table-cell>
          <table:table-cell table:style-name="ce11" table:formula="of:=100*[.U7]/[.Y7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6]*(1+[.AD7]*0.01)" office:value-type="float" office:value="0.00012479222095206">
            <text:p>0.0001</text:p>
          </table:table-cell>
          <table:table-cell table:style-name="ce20" table:formula="of:=100*[.AB7]/[.AB6]-100" office:value-type="float" office:value="0">
            <text:p>0.00</text:p>
          </table:table-cell>
          <table:table-cell table:style-name="ce14" table:formula="of:=[.AE6]" office:value-type="float" office:value="1">
            <text:p>1.0000</text:p>
          </table:table-cell>
          <table:table-cell table:style-name="ce11" table:formula="of:=100*[.AC7]/[.AE7]-100" office:value-type="float" office:value="-99.9875207779048">
            <text:p>-99.99</text:p>
          </table:table-cell>
          <table:table-cell table:style-name="ce14" table:formula="of:=[.AG6]" office:value-type="float" office:value="1">
            <text:p>1.0000</text:p>
          </table:table-cell>
          <table:table-cell table:style-name="ce11" table:formula="of:=100*[.AC7]/[.AG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6]*(1+[.AL7]*0.01)" office:value-type="float" office:value="0.0000784126150214919">
            <text:p>0.0001</text:p>
          </table:table-cell>
          <table:table-cell table:style-name="ce20" table:formula="of:=100*[.AJ7]/[.AJ6]-100" office:value-type="float" office:value="0">
            <text:p>0.00</text:p>
          </table:table-cell>
          <table:table-cell table:style-name="ce14" table:formula="of:=[.AM6]" office:value-type="float" office:value="1">
            <text:p>1.0000</text:p>
          </table:table-cell>
          <table:table-cell table:style-name="ce11" table:formula="of:=100*[.AK7]/[.AM7]-100" office:value-type="float" office:value="-99.9921587384979">
            <text:p>-99.99</text:p>
          </table:table-cell>
          <table:table-cell table:style-name="ce14" table:formula="of:=[.AO6]" office:value-type="float" office:value="1">
            <text:p>1.0000</text:p>
          </table:table-cell>
          <table:table-cell table:style-name="ce11" table:formula="of:=100*[.AK7]/[.AO7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7]+3" office:value-type="date" office:date-value="2015-08-17">
            <text:p>15年8月17日</text:p>
          </table:table-cell>
          <table:table-cell table:style-name="ce5" office:value-type="float" office:value="779185">
            <text:p>779185</text:p>
          </table:table-cell>
          <table:table-cell table:style-name="ce5" office:value-type="float" office:value="0">
            <text:p>0</text:p>
          </table:table-cell>
          <table:table-cell table:formula="of:=[.D7]*(1+[.E8]*0.01)" office:value-type="float" office:value="1.05201583994794">
            <text:p>1.0520</text:p>
          </table:table-cell>
          <table:table-cell table:style-name="ce20" table:formula="of:=100*([.B8]-[.C8])/[.B7]-100" office:value-type="float" office:value="0.73015253310443">
            <text:p>0.73</text:p>
          </table:table-cell>
          <table:table-cell table:formula="of:=[.F7]" office:value-type="float" office:value="1">
            <text:p>1.0000</text:p>
          </table:table-cell>
          <table:table-cell table:formula="of:=100*[.D8]/[.F8]-100" office:value-type="float" office:value="5.20158399479385">
            <text:p>5.20</text:p>
          </table:table-cell>
          <table:table-cell table:formula="of:=[.H7]" office:value-type="float" office:value="1">
            <text:p>1.0000</text:p>
          </table:table-cell>
          <table:table-cell table:formula="of:=100*[.D8]/[.H8]-100" office:value-type="float" office:value="5.20158399479385">
            <text:p>5.20</text:p>
          </table:table-cell>
          <table:table-cell/>
          <table:table-cell table:style-name="ce5" office:value-type="float" office:value="536935">
            <text:p>536935</text:p>
          </table:table-cell>
          <table:table-cell table:style-name="ce5" office:value-type="float" office:value="0">
            <text:p>0</text:p>
          </table:table-cell>
          <table:table-cell table:style-name="ce14" table:formula="of:=[.M7]*(1+[.N8]*0.01)" office:value-type="float" office:value="1.02938610869869">
            <text:p>1.0294</text:p>
          </table:table-cell>
          <table:table-cell table:style-name="ce20" table:formula="of:=100*([.K8]-[.L8])/[.K7]-100" office:value-type="float" office:value="-0.0584458975260986">
            <text:p>-0.06</text:p>
          </table:table-cell>
          <table:table-cell table:style-name="ce14" table:formula="of:=[.O7]" office:value-type="float" office:value="1">
            <text:p>1.0000</text:p>
          </table:table-cell>
          <table:table-cell table:style-name="ce11" table:formula="of:=100*[.M8]/[.O8]-100" office:value-type="float" office:value="2.93861086986948">
            <text:p>2.94</text:p>
          </table:table-cell>
          <table:table-cell table:style-name="ce14" table:formula="of:=[.Q7]" office:value-type="float" office:value="1">
            <text:p>1.0000</text:p>
          </table:table-cell>
          <table:table-cell table:style-name="ce11" table:formula="of:=100*[.M8]/[.Q8]-100" office:value-type="float" office:value="2.93861086986948">
            <text:p>2.94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7]*(1+[.V8]*0.01)" office:value-type="float" office:value="1.05624165375781">
            <text:p>1.0562</text:p>
          </table:table-cell>
          <table:table-cell table:style-name="ce20" table:formula="of:=100*[.T8]/[.T7]-100" office:value-type="float" office:value="0">
            <text:p>0.00</text:p>
          </table:table-cell>
          <table:table-cell table:style-name="ce14" table:formula="of:=[.W7]" office:value-type="float" office:value="1">
            <text:p>1.0000</text:p>
          </table:table-cell>
          <table:table-cell table:style-name="ce11" table:formula="of:=100*[.U8]/[.W8]-100" office:value-type="float" office:value="5.6241653757812">
            <text:p>5.62</text:p>
          </table:table-cell>
          <table:table-cell table:style-name="ce14" table:formula="of:=[.Y7]" office:value-type="float" office:value="1">
            <text:p>1.0000</text:p>
          </table:table-cell>
          <table:table-cell table:style-name="ce11" table:formula="of:=100*[.U8]/[.Y8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7]*(1+[.AD8]*0.01)" office:value-type="float" office:value="1.04751713397148">
            <text:p>1.0475</text:p>
          </table:table-cell>
          <table:table-cell table:style-name="ce20" table:formula="of:=100*[.AB8]/[.AB7]-100" office:value-type="float" office:value="839309">
            <text:p>839309.00</text:p>
          </table:table-cell>
          <table:table-cell table:style-name="ce14" table:formula="of:=[.AE7]" office:value-type="float" office:value="1">
            <text:p>1.0000</text:p>
          </table:table-cell>
          <table:table-cell table:style-name="ce11" table:formula="of:=100*[.AC8]/[.AE8]-100" office:value-type="float" office:value="4.75171339714807">
            <text:p>4.75</text:p>
          </table:table-cell>
          <table:table-cell table:style-name="ce14" table:formula="of:=[.AG7]" office:value-type="float" office:value="1">
            <text:p>1.0000</text:p>
          </table:table-cell>
          <table:table-cell table:style-name="ce11" table:formula="of:=100*[.AC8]/[.AG8]-100" office:value-type="float" office:value="4.7517133971480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7]*(1+[.AL8]*0.01)" office:value-type="float" office:value="1.04311988112631">
            <text:p>1.0431</text:p>
          </table:table-cell>
          <table:table-cell table:style-name="ce20" table:formula="of:=100*[.AJ8]/[.AJ7]-100" office:value-type="float" office:value="1330196">
            <text:p>1330196.00</text:p>
          </table:table-cell>
          <table:table-cell table:style-name="ce14" table:formula="of:=[.AM7]" office:value-type="float" office:value="1">
            <text:p>1.0000</text:p>
          </table:table-cell>
          <table:table-cell table:style-name="ce11" table:formula="of:=100*[.AK8]/[.AM8]-100" office:value-type="float" office:value="4.3119881126306">
            <text:p>4.31</text:p>
          </table:table-cell>
          <table:table-cell table:style-name="ce14" table:formula="of:=[.AO7]" office:value-type="float" office:value="1">
            <text:p>1.0000</text:p>
          </table:table-cell>
          <table:table-cell table:style-name="ce11" table:formula="of:=100*[.AK8]/[.AO8]-100" office:value-type="float" office:value="4.3119881126306">
            <text:p>4.31</text:p>
          </table:table-cell>
        </table:table-row>
        <table:table-row table:style-name="ro2">
          <table:table-cell table:style-name="ce17" table:formula="of:=[.A8]+1" office:value-type="date" office:date-value="2015-08-18">
            <text:p>15年8月18日</text:p>
          </table:table-cell>
          <table:table-cell table:style-name="ce5" office:value-type="float" office:value="705019">
            <text:p>705019</text:p>
          </table:table-cell>
          <table:table-cell table:style-name="ce5" office:value-type="float" office:value="0">
            <text:p>0</text:p>
          </table:table-cell>
          <table:table-cell table:formula="of:=[.D8]*(1+[.E9]*0.01)" office:value-type="float" office:value="0.951880690034145">
            <text:p>0.9519</text:p>
          </table:table-cell>
          <table:table-cell table:style-name="ce20" table:formula="of:=100*([.B9]-[.C9])/[.B8]-100" office:value-type="float" office:value="-9.51840705352387">
            <text:p>-9.52</text:p>
          </table:table-cell>
          <table:table-cell table:formula="of:=[.F8]" office:value-type="float" office:value="1">
            <text:p>1.0000</text:p>
          </table:table-cell>
          <table:table-cell table:formula="of:=100*[.D9]/[.F9]-100" office:value-type="float" office:value="-4.81193099658545">
            <text:p>-4.81</text:p>
          </table:table-cell>
          <table:table-cell table:formula="of:=[.H8]" office:value-type="float" office:value="1">
            <text:p>1.0000</text:p>
          </table:table-cell>
          <table:table-cell table:formula="of:=100*[.D9]/[.H9]-100" office:value-type="float" office:value="-4.81193099658545">
            <text:p>-4.81</text:p>
          </table:table-cell>
          <table:table-cell/>
          <table:table-cell table:style-name="ce5" office:value-type="float" office:value="504503">
            <text:p>504503</text:p>
          </table:table-cell>
          <table:table-cell table:style-name="ce5" office:value-type="float" office:value="0">
            <text:p>0</text:p>
          </table:table-cell>
          <table:table-cell table:style-name="ce14" table:formula="of:=[.M8]*(1+[.N9]*0.01)" office:value-type="float" office:value="0.967209029019933">
            <text:p>0.9672</text:p>
          </table:table-cell>
          <table:table-cell table:style-name="ce20" table:formula="of:=100*([.K9]-[.L9])/[.K8]-100" office:value-type="float" office:value="-6.0402097088102">
            <text:p>-6.04</text:p>
          </table:table-cell>
          <table:table-cell table:style-name="ce14" table:formula="of:=[.O8]" office:value-type="float" office:value="1">
            <text:p>1.0000</text:p>
          </table:table-cell>
          <table:table-cell table:style-name="ce11" table:formula="of:=100*[.M9]/[.O9]-100" office:value-type="float" office:value="-3.27909709800672">
            <text:p>-3.28</text:p>
          </table:table-cell>
          <table:table-cell table:style-name="ce14" table:formula="of:=[.Q8]" office:value-type="float" office:value="1">
            <text:p>1.0000</text:p>
          </table:table-cell>
          <table:table-cell table:style-name="ce11" table:formula="of:=100*[.M9]/[.Q9]-100" office:value-type="float" office:value="-3.27909709800672">
            <text:p>-3.2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8]*(1+[.V9]*0.01)" office:value-type="float" office:value="1.05624165375781">
            <text:p>1.0562</text:p>
          </table:table-cell>
          <table:table-cell table:style-name="ce20" table:formula="of:=100*[.T9]/[.T8]-100" office:value-type="float" office:value="0">
            <text:p>0.00</text:p>
          </table:table-cell>
          <table:table-cell table:style-name="ce14" table:formula="of:=[.W8]" office:value-type="float" office:value="1">
            <text:p>1.0000</text:p>
          </table:table-cell>
          <table:table-cell table:style-name="ce11" table:formula="of:=100*[.U9]/[.W9]-100" office:value-type="float" office:value="5.6241653757812">
            <text:p>5.62</text:p>
          </table:table-cell>
          <table:table-cell table:style-name="ce14" table:formula="of:=[.Y8]" office:value-type="float" office:value="1">
            <text:p>1.0000</text:p>
          </table:table-cell>
          <table:table-cell table:style-name="ce11" table:formula="of:=100*[.U9]/[.Y9]-100" office:value-type="float" office:value="5.6241653757812">
            <text:p>5.62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8]*(1+[.AD9]*0.01)" office:value-type="float" office:value="1.05266356516354">
            <text:p>1.0527</text:p>
          </table:table-cell>
          <table:table-cell table:style-name="ce20" table:formula="of:=100*[.AB9]/[.AB8]-100" office:value-type="float" office:value="0.491298044219207">
            <text:p>0.49</text:p>
          </table:table-cell>
          <table:table-cell table:style-name="ce14" table:formula="of:=[.AE8]" office:value-type="float" office:value="1">
            <text:p>1.0000</text:p>
          </table:table-cell>
          <table:table-cell table:style-name="ce11" table:formula="of:=100*[.AC9]/[.AE9]-100" office:value-type="float" office:value="5.26635651635436">
            <text:p>5.27</text:p>
          </table:table-cell>
          <table:table-cell table:style-name="ce14" table:formula="of:=[.AG8]" office:value-type="float" office:value="1">
            <text:p>1.0000</text:p>
          </table:table-cell>
          <table:table-cell table:style-name="ce11" table:formula="of:=100*[.AC9]/[.AG9]-100" office:value-type="float" office:value="5.2663565163543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8]*(1+[.AL9]*0.01)" office:value-type="float" office:value="1.04469754294054">
            <text:p>1.0447</text:p>
          </table:table-cell>
          <table:table-cell table:style-name="ce20" table:formula="of:=100*[.AJ9]/[.AJ8]-100" office:value-type="float" office:value="0.15124453505085">
            <text:p>0.15</text:p>
          </table:table-cell>
          <table:table-cell table:style-name="ce14" table:formula="of:=[.AM8]" office:value-type="float" office:value="1">
            <text:p>1.0000</text:p>
          </table:table-cell>
          <table:table-cell table:style-name="ce11" table:formula="of:=100*[.AK9]/[.AM9]-100" office:value-type="float" office:value="4.46975429405386">
            <text:p>4.47</text:p>
          </table:table-cell>
          <table:table-cell table:style-name="ce14" table:formula="of:=[.AO8]" office:value-type="float" office:value="1">
            <text:p>1.0000</text:p>
          </table:table-cell>
          <table:table-cell table:style-name="ce11" table:formula="of:=100*[.AK9]/[.AO9]-100" office:value-type="float" office:value="4.46975429405386">
            <text:p>4.47</text:p>
          </table:table-cell>
        </table:table-row>
        <table:table-row table:style-name="ro2">
          <table:table-cell table:style-name="ce17" table:formula="of:=[.A9]+1" office:value-type="date" office:date-value="2015-08-19">
            <text:p>15年8月19日</text:p>
          </table:table-cell>
          <table:table-cell table:style-name="ce5" office:value-type="float" office:value="736459">
            <text:p>736459</text:p>
          </table:table-cell>
          <table:table-cell table:style-name="ce5" office:value-type="float" office:value="0">
            <text:p>0</text:p>
          </table:table-cell>
          <table:table-cell table:formula="of:=[.D9]*(1+[.E10]*0.01)" office:value-type="float" office:value="0.994329374246448">
            <text:p>0.9943</text:p>
          </table:table-cell>
          <table:table-cell table:style-name="ce20" table:formula="of:=100*([.B10]-[.C10])/[.B9]-100" office:value-type="float" office:value="4.45945428421078">
            <text:p>4.46</text:p>
          </table:table-cell>
          <table:table-cell table:formula="of:=[.F9]" office:value-type="float" office:value="1">
            <text:p>1.0000</text:p>
          </table:table-cell>
          <table:table-cell table:formula="of:=100*[.D10]/[.F10]-100" office:value-type="float" office:value="-0.567062575355166">
            <text:p>-0.57</text:p>
          </table:table-cell>
          <table:table-cell table:formula="of:=[.H9]" office:value-type="float" office:value="1">
            <text:p>1.0000</text:p>
          </table:table-cell>
          <table:table-cell table:formula="of:=100*[.D10]/[.H10]-100" office:value-type="float" office:value="-0.567062575355166">
            <text:p>-0.57</text:p>
          </table:table-cell>
          <table:table-cell/>
          <table:table-cell table:style-name="ce5" office:value-type="float" office:value="510473">
            <text:p>510473</text:p>
          </table:table-cell>
          <table:table-cell table:style-name="ce5" office:value-type="float" office:value="0">
            <text:p>0</text:p>
          </table:table-cell>
          <table:table-cell table:style-name="ce14" table:formula="of:=[.M9]*(1+[.N10]*0.01)" office:value-type="float" office:value="0.978654427567115">
            <text:p>0.9787</text:p>
          </table:table-cell>
          <table:table-cell table:style-name="ce20" table:formula="of:=100*([.K10]-[.L10])/[.K9]-100" office:value-type="float" office:value="1.18334281461161">
            <text:p>1.18</text:p>
          </table:table-cell>
          <table:table-cell table:style-name="ce14" table:formula="of:=[.O9]" office:value-type="float" office:value="1">
            <text:p>1.0000</text:p>
          </table:table-cell>
          <table:table-cell table:style-name="ce11" table:formula="of:=100*[.M10]/[.O10]-100" office:value-type="float" office:value="-2.13455724328851">
            <text:p>-2.13</text:p>
          </table:table-cell>
          <table:table-cell table:style-name="ce14" table:formula="of:=[.Q9]" office:value-type="float" office:value="1">
            <text:p>1.0000</text:p>
          </table:table-cell>
          <table:table-cell table:style-name="ce11" table:formula="of:=100*[.M10]/[.Q10]-100" office:value-type="float" office:value="-2.13455724328851">
            <text:p>-2.13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9]*(1+[.V10]*0.01)" office:value-type="float" office:value="1.05624165375781">
            <text:p>1.0562</text:p>
          </table:table-cell>
          <table:table-cell table:style-name="ce20" table:formula="of:=100*[.T10]/[.T9]-100" office:value-type="float" office:value="0">
            <text:p>0.00</text:p>
          </table:table-cell>
          <table:table-cell table:style-name="ce14" table:formula="of:=[.W9]" office:value-type="float" office:value="1">
            <text:p>1.0000</text:p>
          </table:table-cell>
          <table:table-cell table:style-name="ce11" table:formula="of:=100*[.U10]/[.W10]-100" office:value-type="float" office:value="5.6241653757812">
            <text:p>5.62</text:p>
          </table:table-cell>
          <table:table-cell table:style-name="ce14" table:formula="of:=[.Y9]" office:value-type="float" office:value="1">
            <text:p>1.0000</text:p>
          </table:table-cell>
          <table:table-cell table:style-name="ce11" table:formula="of:=100*[.U10]/[.Y10]-100" office:value-type="float" office:value="5.6241653757812">
            <text:p>5.62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9]*(1+[.AD10]*0.01)" office:value-type="float" office:value="1.0403103832115">
            <text:p>1.0403</text:p>
          </table:table-cell>
          <table:table-cell table:style-name="ce20" table:formula="of:=100*[.AB10]/[.AB9]-100" office:value-type="float" office:value="-1.17351662590556">
            <text:p>-1.17</text:p>
          </table:table-cell>
          <table:table-cell table:style-name="ce14" table:formula="of:=[.AE9]" office:value-type="float" office:value="1">
            <text:p>1.0000</text:p>
          </table:table-cell>
          <table:table-cell table:style-name="ce11" table:formula="of:=100*[.AC10]/[.AE10]-100" office:value-type="float" office:value="4.03103832114992">
            <text:p>4.03</text:p>
          </table:table-cell>
          <table:table-cell table:style-name="ce14" table:formula="of:=[.AG9]" office:value-type="float" office:value="1">
            <text:p>1.0000</text:p>
          </table:table-cell>
          <table:table-cell table:style-name="ce11" table:formula="of:=100*[.AC10]/[.AG10]-100" office:value-type="float" office:value="4.03103832114992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9]*(1+[.AL10]*0.01)" office:value-type="float" office:value="1.02854611249841">
            <text:p>1.0285</text:p>
          </table:table-cell>
          <table:table-cell table:style-name="ce20" table:formula="of:=100*[.AJ10]/[.AJ9]-100" office:value-type="float" office:value="-1.54603890391711">
            <text:p>-1.55</text:p>
          </table:table-cell>
          <table:table-cell table:style-name="ce14" table:formula="of:=[.AM9]" office:value-type="float" office:value="1">
            <text:p>1.0000</text:p>
          </table:table-cell>
          <table:table-cell table:style-name="ce11" table:formula="of:=100*[.AK10]/[.AM10]-100" office:value-type="float" office:value="2.85461124984117">
            <text:p>2.85</text:p>
          </table:table-cell>
          <table:table-cell table:style-name="ce14" table:formula="of:=[.AO9]" office:value-type="float" office:value="1">
            <text:p>1.0000</text:p>
          </table:table-cell>
          <table:table-cell table:style-name="ce11" table:formula="of:=100*[.AK10]/[.AO10]-100" office:value-type="float" office:value="2.85461124984117">
            <text:p>2.85</text:p>
          </table:table-cell>
        </table:table-row>
        <table:table-row table:style-name="ro2">
          <table:table-cell table:style-name="ce17" table:formula="of:=[.A10]+1" office:value-type="date" office:date-value="2015-08-20">
            <text:p>15年8月20日</text:p>
          </table:table-cell>
          <table:table-cell table:style-name="ce5" office:value-type="float" office:value="699017">
            <text:p>699017</text:p>
          </table:table-cell>
          <table:table-cell table:style-name="ce5" office:value-type="float" office:value="0">
            <text:p>0</text:p>
          </table:table-cell>
          <table:table-cell table:formula="of:=[.D10]*(1+[.E11]*0.01)" office:value-type="float" office:value="0.943777095802522">
            <text:p>0.9438</text:p>
          </table:table-cell>
          <table:table-cell table:style-name="ce20" table:formula="of:=100*([.B11]-[.C11])/[.B10]-100" office:value-type="float" office:value="-5.08405763253623">
            <text:p>-5.08</text:p>
          </table:table-cell>
          <table:table-cell table:formula="of:=[.F10]" office:value-type="float" office:value="1">
            <text:p>1.0000</text:p>
          </table:table-cell>
          <table:table-cell table:formula="of:=100*[.D11]/[.F11]-100" office:value-type="float" office:value="-5.6222904197478">
            <text:p>-5.62</text:p>
          </table:table-cell>
          <table:table-cell table:formula="of:=[.H10]" office:value-type="float" office:value="1">
            <text:p>1.0000</text:p>
          </table:table-cell>
          <table:table-cell table:formula="of:=100*[.D11]/[.H11]-100" office:value-type="float" office:value="-5.6222904197478">
            <text:p>-5.62</text:p>
          </table:table-cell>
          <table:table-cell/>
          <table:table-cell table:style-name="ce5" office:value-type="float" office:value="489259">
            <text:p>489259</text:p>
          </table:table-cell>
          <table:table-cell table:style-name="ce5" office:value-type="float" office:value="0">
            <text:p>0</text:p>
          </table:table-cell>
          <table:table-cell table:style-name="ce14" table:formula="of:=[.M10]*(1+[.N11]*0.01)" office:value-type="float" office:value="0.937983961104817">
            <text:p>0.9380</text:p>
          </table:table-cell>
          <table:table-cell table:style-name="ce20" table:formula="of:=100*([.K11]-[.L11])/[.K10]-100" office:value-type="float" office:value="-4.15575358540021">
            <text:p>-4.16</text:p>
          </table:table-cell>
          <table:table-cell table:style-name="ce14" table:formula="of:=[.O10]" office:value-type="float" office:value="1">
            <text:p>1.0000</text:p>
          </table:table-cell>
          <table:table-cell table:style-name="ce11" table:formula="of:=100*[.M11]/[.O11]-100" office:value-type="float" office:value="-6.20160388951834">
            <text:p>-6.20</text:p>
          </table:table-cell>
          <table:table-cell table:style-name="ce14" table:formula="of:=[.Q10]" office:value-type="float" office:value="1">
            <text:p>1.0000</text:p>
          </table:table-cell>
          <table:table-cell table:style-name="ce11" table:formula="of:=100*[.M11]/[.Q11]-100" office:value-type="float" office:value="-6.20160388951834">
            <text:p>-6.2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0]*(1+[.V11]*0.01)" office:value-type="float" office:value="1.05624165375781">
            <text:p>1.0562</text:p>
          </table:table-cell>
          <table:table-cell table:style-name="ce20" table:formula="of:=100*[.T11]/[.T10]-100" office:value-type="float" office:value="0">
            <text:p>0.00</text:p>
          </table:table-cell>
          <table:table-cell table:style-name="ce14" table:formula="of:=[.W10]" office:value-type="float" office:value="1">
            <text:p>1.0000</text:p>
          </table:table-cell>
          <table:table-cell table:style-name="ce11" table:formula="of:=100*[.U11]/[.W11]-100" office:value-type="float" office:value="5.6241653757812">
            <text:p>5.62</text:p>
          </table:table-cell>
          <table:table-cell table:style-name="ce14" table:formula="of:=[.Y10]" office:value-type="float" office:value="1">
            <text:p>1.0000</text:p>
          </table:table-cell>
          <table:table-cell table:style-name="ce11" table:formula="of:=100*[.U11]/[.Y11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0]*(1+[.AD11]*0.01)" office:value-type="float" office:value="0.000124792220952006">
            <text:p>0.0001</text:p>
          </table:table-cell>
          <table:table-cell table:style-name="ce20" table:formula="of:=100*[.AB11]/[.AB10]-100" office:value-type="float" office:value="-99.9880043280384">
            <text:p>-99.99</text:p>
          </table:table-cell>
          <table:table-cell table:style-name="ce14" table:formula="of:=[.AE10]" office:value-type="float" office:value="1">
            <text:p>1.0000</text:p>
          </table:table-cell>
          <table:table-cell table:style-name="ce11" table:formula="of:=100*[.AC11]/[.AE11]-100" office:value-type="float" office:value="-99.9875207779048">
            <text:p>-99.99</text:p>
          </table:table-cell>
          <table:table-cell table:style-name="ce14" table:formula="of:=[.AG10]" office:value-type="float" office:value="1">
            <text:p>1.0000</text:p>
          </table:table-cell>
          <table:table-cell table:style-name="ce11" table:formula="of:=100*[.AC11]/[.AG11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0]*(1+[.AL11]*0.01)" office:value-type="float" office:value="0.0000784126150214792">
            <text:p>0.0001</text:p>
          </table:table-cell>
          <table:table-cell table:style-name="ce20" table:formula="of:=100*[.AJ11]/[.AJ10]-100" office:value-type="float" office:value="-99.992376363678">
            <text:p>-99.99</text:p>
          </table:table-cell>
          <table:table-cell table:style-name="ce14" table:formula="of:=[.AM10]" office:value-type="float" office:value="1">
            <text:p>1.0000</text:p>
          </table:table-cell>
          <table:table-cell table:style-name="ce11" table:formula="of:=100*[.AK11]/[.AM11]-100" office:value-type="float" office:value="-99.9921587384979">
            <text:p>-99.99</text:p>
          </table:table-cell>
          <table:table-cell table:style-name="ce14" table:formula="of:=[.AO10]" office:value-type="float" office:value="1">
            <text:p>1.0000</text:p>
          </table:table-cell>
          <table:table-cell table:style-name="ce11" table:formula="of:=100*[.AK11]/[.AO11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11]+1" office:value-type="date" office:date-value="2015-08-21">
            <text:p>15年8月2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11]*(1+[.E12]*0.01)" office:value-type="float" office:value="0.888198212672769">
            <text:p>0.8882</text:p>
          </table:table-cell>
          <table:table-cell table:style-name="ce20" table:formula="of:=100*([.B12]-[.C12])/[.B11]-100" office:value-type="float" office:value="-5.88898410196032">
            <text:p>-5.89</text:p>
          </table:table-cell>
          <table:table-cell table:formula="of:=[.F11]" office:value-type="float" office:value="1">
            <text:p>1.0000</text:p>
          </table:table-cell>
          <table:table-cell table:formula="of:=100*[.D12]/[.F12]-100" office:value-type="float" office:value="-11.1801787327231">
            <text:p>-11.18</text:p>
          </table:table-cell>
          <table:table-cell table:formula="of:=[.H11]" office:value-type="float" office:value="1">
            <text:p>1.0000</text:p>
          </table:table-cell>
          <table:table-cell table:formula="of:=100*[.D12]/[.H12]-100" office:value-type="float" office:value="-11.1801787327231">
            <text:p>-11.18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4" table:formula="of:=[.M11]*(1+[.N12]*0.01)" office:value-type="float" office:value="0.885931362117456">
            <text:p>0.8859</text:p>
          </table:table-cell>
          <table:table-cell table:style-name="ce20" table:formula="of:=100*([.K12]-[.L12])/[.K11]-100" office:value-type="float" office:value="-5.54941247887111">
            <text:p>-5.55</text:p>
          </table:table-cell>
          <table:table-cell table:style-name="ce14" table:formula="of:=[.O11]" office:value-type="float" office:value="1">
            <text:p>1.0000</text:p>
          </table:table-cell>
          <table:table-cell table:style-name="ce11" table:formula="of:=100*[.M12]/[.O12]-100" office:value-type="float" office:value="-11.4068637882544">
            <text:p>-11.41</text:p>
          </table:table-cell>
          <table:table-cell table:style-name="ce14" table:formula="of:=[.Q11]" office:value-type="float" office:value="1">
            <text:p>1.0000</text:p>
          </table:table-cell>
          <table:table-cell table:style-name="ce11" table:formula="of:=100*[.M12]/[.Q12]-100" office:value-type="float" office:value="-11.4068637882544">
            <text:p>-11.41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1]*(1+[.V12]*0.01)" office:value-type="float" office:value="1.05624165375781">
            <text:p>1.0562</text:p>
          </table:table-cell>
          <table:table-cell table:style-name="ce20" table:formula="of:=100*[.T12]/[.T11]-100" office:value-type="float" office:value="0">
            <text:p>0.00</text:p>
          </table:table-cell>
          <table:table-cell table:style-name="ce14" table:formula="of:=[.W11]" office:value-type="float" office:value="1">
            <text:p>1.0000</text:p>
          </table:table-cell>
          <table:table-cell table:style-name="ce11" table:formula="of:=100*[.U12]/[.W12]-100" office:value-type="float" office:value="5.6241653757812">
            <text:p>5.62</text:p>
          </table:table-cell>
          <table:table-cell table:style-name="ce14" table:formula="of:=[.Y11]" office:value-type="float" office:value="1">
            <text:p>1.0000</text:p>
          </table:table-cell>
          <table:table-cell table:style-name="ce11" table:formula="of:=100*[.U12]/[.Y12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1]*(1+[.AD12]*0.01)" office:value-type="float" office:value="0.000124792220952006">
            <text:p>0.0001</text:p>
          </table:table-cell>
          <table:table-cell table:style-name="ce20" table:formula="of:=100*[.AB12]/[.AB11]-100" office:value-type="float" office:value="0">
            <text:p>0.00</text:p>
          </table:table-cell>
          <table:table-cell table:style-name="ce14" table:formula="of:=[.AE11]" office:value-type="float" office:value="1">
            <text:p>1.0000</text:p>
          </table:table-cell>
          <table:table-cell table:style-name="ce11" table:formula="of:=100*[.AC12]/[.AE12]-100" office:value-type="float" office:value="-99.9875207779048">
            <text:p>-99.99</text:p>
          </table:table-cell>
          <table:table-cell table:style-name="ce14" table:formula="of:=[.AG11]" office:value-type="float" office:value="1">
            <text:p>1.0000</text:p>
          </table:table-cell>
          <table:table-cell table:style-name="ce11" table:formula="of:=100*[.AC12]/[.AG12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1]*(1+[.AL12]*0.01)" office:value-type="float" office:value="0.0000784126150214792">
            <text:p>0.0001</text:p>
          </table:table-cell>
          <table:table-cell table:style-name="ce20" table:formula="of:=100*[.AJ12]/[.AJ11]-100" office:value-type="float" office:value="0">
            <text:p>0.00</text:p>
          </table:table-cell>
          <table:table-cell table:style-name="ce14" table:formula="of:=[.AM11]" office:value-type="float" office:value="1">
            <text:p>1.0000</text:p>
          </table:table-cell>
          <table:table-cell table:style-name="ce11" table:formula="of:=100*[.AK12]/[.AM12]-100" office:value-type="float" office:value="-99.9921587384979">
            <text:p>-99.99</text:p>
          </table:table-cell>
          <table:table-cell table:style-name="ce14" table:formula="of:=[.AO11]" office:value-type="float" office:value="1">
            <text:p>1.0000</text:p>
          </table:table-cell>
          <table:table-cell table:style-name="ce11" table:formula="of:=100*[.AK12]/[.AO12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12]+3" office:value-type="date" office:date-value="2015-08-24">
            <text:p>15年8月24日</text:p>
          </table:table-cell>
          <table:table-cell table:style-name="ce5" office:value-type="float" office:value="605018">
            <text:p>605018</text:p>
          </table:table-cell>
          <table:table-cell table:style-name="ce5" office:value-type="float" office:value="0">
            <text:p>0</text:p>
          </table:table-cell>
          <table:table-cell table:formula="of:=[.D12]*(1+[.E13]*0.01)" office:value-type="float" office:value="0.816864440991063">
            <text:p>0.8169</text:p>
          </table:table-cell>
          <table:table-cell table:style-name="ce20" table:formula="of:=100*([.B13]-[.C13])/[.B12]-100" office:value-type="float" office:value="-8.03128971257974">
            <text:p>-8.03</text:p>
          </table:table-cell>
          <table:table-cell table:formula="of:=[.F12]" office:value-type="float" office:value="1">
            <text:p>1.0000</text:p>
          </table:table-cell>
          <table:table-cell table:formula="of:=100*[.D13]/[.F13]-100" office:value-type="float" office:value="-18.3135559008936">
            <text:p>-18.31</text:p>
          </table:table-cell>
          <table:table-cell table:formula="of:=[.H12]" office:value-type="float" office:value="1">
            <text:p>1.0000</text:p>
          </table:table-cell>
          <table:table-cell table:formula="of:=100*[.D13]/[.H13]-100" office:value-type="float" office:value="-18.3135559008936">
            <text:p>-18.31</text:p>
          </table:table-cell>
          <table:table-cell/>
          <table:table-cell table:style-name="ce5" office:value-type="float" office:value="428697">
            <text:p>428697</text:p>
          </table:table-cell>
          <table:table-cell table:style-name="ce5" office:value-type="float" office:value="0">
            <text:p>0</text:p>
          </table:table-cell>
          <table:table-cell table:style-name="ce14" table:formula="of:=[.M12]*(1+[.N13]*0.01)" office:value-type="float" office:value="0.821877390449131">
            <text:p>0.8219</text:p>
          </table:table-cell>
          <table:table-cell table:style-name="ce20" table:formula="of:=100*([.K13]-[.L13])/[.K12]-100" office:value-type="float" office:value="-7.23012802202082">
            <text:p>-7.23</text:p>
          </table:table-cell>
          <table:table-cell table:style-name="ce14" table:formula="of:=[.O12]" office:value-type="float" office:value="1">
            <text:p>1.0000</text:p>
          </table:table-cell>
          <table:table-cell table:style-name="ce11" table:formula="of:=100*[.M13]/[.O13]-100" office:value-type="float" office:value="-17.8122609550869">
            <text:p>-17.81</text:p>
          </table:table-cell>
          <table:table-cell table:style-name="ce14" table:formula="of:=[.Q12]" office:value-type="float" office:value="1">
            <text:p>1.0000</text:p>
          </table:table-cell>
          <table:table-cell table:style-name="ce11" table:formula="of:=100*[.M13]/[.Q13]-100" office:value-type="float" office:value="-17.8122609550869">
            <text:p>-17.81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2]*(1+[.V13]*0.01)" office:value-type="float" office:value="1.05624165375781">
            <text:p>1.0562</text:p>
          </table:table-cell>
          <table:table-cell table:style-name="ce20" table:formula="of:=100*[.T13]/[.T12]-100" office:value-type="float" office:value="0">
            <text:p>0.00</text:p>
          </table:table-cell>
          <table:table-cell table:style-name="ce14" table:formula="of:=[.W12]" office:value-type="float" office:value="1">
            <text:p>1.0000</text:p>
          </table:table-cell>
          <table:table-cell table:style-name="ce11" table:formula="of:=100*[.U13]/[.W13]-100" office:value-type="float" office:value="5.6241653757812">
            <text:p>5.62</text:p>
          </table:table-cell>
          <table:table-cell table:style-name="ce14" table:formula="of:=[.Y12]" office:value-type="float" office:value="1">
            <text:p>1.0000</text:p>
          </table:table-cell>
          <table:table-cell table:style-name="ce11" table:formula="of:=100*[.U13]/[.Y13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12]*(1+[.AD13]*0.01)" office:value-type="float" office:value="1.04751713397102">
            <text:p>1.0475</text:p>
          </table:table-cell>
          <table:table-cell table:style-name="ce20" table:formula="of:=100*[.AB13]/[.AB12]-100" office:value-type="float" office:value="839309">
            <text:p>839309.00</text:p>
          </table:table-cell>
          <table:table-cell table:style-name="ce14" table:formula="of:=[.AE12]" office:value-type="float" office:value="1">
            <text:p>1.0000</text:p>
          </table:table-cell>
          <table:table-cell table:style-name="ce11" table:formula="of:=100*[.AC13]/[.AE13]-100" office:value-type="float" office:value="4.75171339710248">
            <text:p>4.75</text:p>
          </table:table-cell>
          <table:table-cell table:style-name="ce14" table:formula="of:=[.AG12]" office:value-type="float" office:value="1">
            <text:p>1.0000</text:p>
          </table:table-cell>
          <table:table-cell table:style-name="ce11" table:formula="of:=100*[.AC13]/[.AG13]-100" office:value-type="float" office:value="4.75171339710248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12]*(1+[.AL13]*0.01)" office:value-type="float" office:value="1.04311988112614">
            <text:p>1.0431</text:p>
          </table:table-cell>
          <table:table-cell table:style-name="ce20" table:formula="of:=100*[.AJ13]/[.AJ12]-100" office:value-type="float" office:value="1330196">
            <text:p>1330196.00</text:p>
          </table:table-cell>
          <table:table-cell table:style-name="ce14" table:formula="of:=[.AM12]" office:value-type="float" office:value="1">
            <text:p>1.0000</text:p>
          </table:table-cell>
          <table:table-cell table:style-name="ce11" table:formula="of:=100*[.AK13]/[.AM13]-100" office:value-type="float" office:value="4.31198811261365">
            <text:p>4.31</text:p>
          </table:table-cell>
          <table:table-cell table:style-name="ce14" table:formula="of:=[.AO12]" office:value-type="float" office:value="1">
            <text:p>1.0000</text:p>
          </table:table-cell>
          <table:table-cell table:style-name="ce11" table:formula="of:=100*[.AK13]/[.AO13]-100" office:value-type="float" office:value="4.31198811261365">
            <text:p>4.31</text:p>
          </table:table-cell>
        </table:table-row>
        <table:table-row table:style-name="ro2">
          <table:table-cell table:style-name="ce17" table:formula="of:=[.A13]+1" office:value-type="date" office:date-value="2015-08-25">
            <text:p>15年8月25日</text:p>
          </table:table-cell>
          <table:table-cell table:style-name="ce5" office:value-type="float" office:value="594669">
            <text:p>594669</text:p>
          </table:table-cell>
          <table:table-cell table:style-name="ce5" office:value-type="float" office:value="0">
            <text:p>0</text:p>
          </table:table-cell>
          <table:table-cell table:formula="of:=[.D13]*(1+[.E14]*0.01)" office:value-type="float" office:value="0.802891749104514">
            <text:p>0.8029</text:p>
          </table:table-cell>
          <table:table-cell table:style-name="ce20" table:formula="of:=100*([.B14]-[.C14])/[.B13]-100" office:value-type="float" office:value="-1.71052762066583">
            <text:p>-1.71</text:p>
          </table:table-cell>
          <table:table-cell table:formula="of:=[.F13]" office:value-type="float" office:value="1">
            <text:p>1.0000</text:p>
          </table:table-cell>
          <table:table-cell table:formula="of:=100*[.D14]/[.F14]-100" office:value-type="float" office:value="-19.7108250895486">
            <text:p>-19.71</text:p>
          </table:table-cell>
          <table:table-cell table:formula="of:=[.H13]" office:value-type="float" office:value="1">
            <text:p>1.0000</text:p>
          </table:table-cell>
          <table:table-cell table:formula="of:=100*[.D14]/[.H14]-100" office:value-type="float" office:value="-19.7108250895486">
            <text:p>-19.71</text:p>
          </table:table-cell>
          <table:table-cell/>
          <table:table-cell table:style-name="ce5" office:value-type="float" office:value="415287">
            <text:p>415287</text:p>
          </table:table-cell>
          <table:table-cell table:style-name="ce5" office:value-type="float" office:value="0">
            <text:p>0</text:p>
          </table:table-cell>
          <table:table-cell table:style-name="ce14" table:formula="of:=[.M13]*(1+[.N14]*0.01)" office:value-type="float" office:value="0.796168379642144">
            <text:p>0.7962</text:p>
          </table:table-cell>
          <table:table-cell table:style-name="ce20" table:formula="of:=100*([.K14]-[.L14])/[.K13]-100" office:value-type="float" office:value="-3.12808347154284">
            <text:p>-3.13</text:p>
          </table:table-cell>
          <table:table-cell table:style-name="ce14" table:formula="of:=[.O13]" office:value-type="float" office:value="1">
            <text:p>1.0000</text:p>
          </table:table-cell>
          <table:table-cell table:style-name="ce11" table:formula="of:=100*[.M14]/[.O14]-100" office:value-type="float" office:value="-20.3831620357855">
            <text:p>-20.38</text:p>
          </table:table-cell>
          <table:table-cell table:style-name="ce14" table:formula="of:=[.Q13]" office:value-type="float" office:value="1">
            <text:p>1.0000</text:p>
          </table:table-cell>
          <table:table-cell table:style-name="ce11" table:formula="of:=100*[.M14]/[.Q14]-100" office:value-type="float" office:value="-20.3831620357855">
            <text:p>-20.3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3]*(1+[.V14]*0.01)" office:value-type="float" office:value="1.05624165375781">
            <text:p>1.0562</text:p>
          </table:table-cell>
          <table:table-cell table:style-name="ce20" table:formula="of:=100*[.T14]/[.T13]-100" office:value-type="float" office:value="0">
            <text:p>0.00</text:p>
          </table:table-cell>
          <table:table-cell table:style-name="ce14" table:formula="of:=[.W13]" office:value-type="float" office:value="1">
            <text:p>1.0000</text:p>
          </table:table-cell>
          <table:table-cell table:style-name="ce11" table:formula="of:=100*[.U14]/[.W14]-100" office:value-type="float" office:value="5.6241653757812">
            <text:p>5.62</text:p>
          </table:table-cell>
          <table:table-cell table:style-name="ce14" table:formula="of:=[.Y13]" office:value-type="float" office:value="1">
            <text:p>1.0000</text:p>
          </table:table-cell>
          <table:table-cell table:style-name="ce11" table:formula="of:=100*[.U14]/[.Y14]-100" office:value-type="float" office:value="5.6241653757812">
            <text:p>5.62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13]*(1+[.AD14]*0.01)" office:value-type="float" office:value="1.05266356516309">
            <text:p>1.0527</text:p>
          </table:table-cell>
          <table:table-cell table:style-name="ce20" table:formula="of:=100*[.AB14]/[.AB13]-100" office:value-type="float" office:value="0.491298044219207">
            <text:p>0.49</text:p>
          </table:table-cell>
          <table:table-cell table:style-name="ce14" table:formula="of:=[.AE13]" office:value-type="float" office:value="1">
            <text:p>1.0000</text:p>
          </table:table-cell>
          <table:table-cell table:style-name="ce11" table:formula="of:=100*[.AC14]/[.AE14]-100" office:value-type="float" office:value="5.26635651630856">
            <text:p>5.27</text:p>
          </table:table-cell>
          <table:table-cell table:style-name="ce14" table:formula="of:=[.AG13]" office:value-type="float" office:value="1">
            <text:p>1.0000</text:p>
          </table:table-cell>
          <table:table-cell table:style-name="ce11" table:formula="of:=100*[.AC14]/[.AG14]-100" office:value-type="float" office:value="5.2663565163085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13]*(1+[.AL14]*0.01)" office:value-type="float" office:value="1.04469754294037">
            <text:p>1.0447</text:p>
          </table:table-cell>
          <table:table-cell table:style-name="ce20" table:formula="of:=100*[.AJ14]/[.AJ13]-100" office:value-type="float" office:value="0.15124453505085">
            <text:p>0.15</text:p>
          </table:table-cell>
          <table:table-cell table:style-name="ce14" table:formula="of:=[.AM13]" office:value-type="float" office:value="1">
            <text:p>1.0000</text:p>
          </table:table-cell>
          <table:table-cell table:style-name="ce11" table:formula="of:=100*[.AK14]/[.AM14]-100" office:value-type="float" office:value="4.46975429403685">
            <text:p>4.47</text:p>
          </table:table-cell>
          <table:table-cell table:style-name="ce14" table:formula="of:=[.AO13]" office:value-type="float" office:value="1">
            <text:p>1.0000</text:p>
          </table:table-cell>
          <table:table-cell table:style-name="ce11" table:formula="of:=100*[.AK14]/[.AO14]-100" office:value-type="float" office:value="4.46975429403685">
            <text:p>4.47</text:p>
          </table:table-cell>
        </table:table-row>
        <table:table-row table:style-name="ro2">
          <table:table-cell table:style-name="ce17" table:formula="of:=[.A14]+1" office:value-type="date" office:date-value="2015-08-26">
            <text:p>15年8月26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4]*(1+[.E15]*0.01)" office:value-type="float" office:value="0.789212039548564">
            <text:p>0.7892</text:p>
          </table:table-cell>
          <table:table-cell table:style-name="ce20" table:formula="of:=100*([.B15]-[.C15])/[.B14]-100" office:value-type="float" office:value="-1.70380497385941">
            <text:p>-1.70</text:p>
          </table:table-cell>
          <table:table-cell table:formula="of:=[.F14]" office:value-type="float" office:value="1">
            <text:p>1.0000</text:p>
          </table:table-cell>
          <table:table-cell table:formula="of:=100*[.D15]/[.F15]-100" office:value-type="float" office:value="-21.0787960451435">
            <text:p>-21.08</text:p>
          </table:table-cell>
          <table:table-cell table:formula="of:=[.H14]" office:value-type="float" office:value="1">
            <text:p>1.0000</text:p>
          </table:table-cell>
          <table:table-cell table:formula="of:=100*[.D15]/[.H15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4]*(1+[.N15]*0.01)" office:value-type="float" office:value="0.772184805802069">
            <text:p>0.7722</text:p>
          </table:table-cell>
          <table:table-cell table:style-name="ce20" table:formula="of:=100*([.K15]-[.L15])/[.K14]-100" office:value-type="float" office:value="-3.01237457469172">
            <text:p>-3.01</text:p>
          </table:table-cell>
          <table:table-cell table:style-name="ce14" table:formula="of:=[.O14]" office:value-type="float" office:value="1">
            <text:p>1.0000</text:p>
          </table:table-cell>
          <table:table-cell table:style-name="ce11" table:formula="of:=100*[.M15]/[.O15]-100" office:value-type="float" office:value="-22.7815194197931">
            <text:p>-22.78</text:p>
          </table:table-cell>
          <table:table-cell table:style-name="ce14" table:formula="of:=[.Q14]" office:value-type="float" office:value="1">
            <text:p>1.0000</text:p>
          </table:table-cell>
          <table:table-cell table:style-name="ce11" table:formula="of:=100*[.M15]/[.Q15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4]*(1+[.V15]*0.01)" office:value-type="float" office:value="1.05624165375781">
            <text:p>1.0562</text:p>
          </table:table-cell>
          <table:table-cell table:style-name="ce20" table:formula="of:=100*[.T15]/[.T14]-100" office:value-type="float" office:value="0">
            <text:p>0.00</text:p>
          </table:table-cell>
          <table:table-cell table:style-name="ce14" table:formula="of:=[.W14]" office:value-type="float" office:value="1">
            <text:p>1.0000</text:p>
          </table:table-cell>
          <table:table-cell table:style-name="ce11" table:formula="of:=100*[.U15]/[.W15]-100" office:value-type="float" office:value="5.6241653757812">
            <text:p>5.62</text:p>
          </table:table-cell>
          <table:table-cell table:style-name="ce14" table:formula="of:=[.Y14]" office:value-type="float" office:value="1">
            <text:p>1.0000</text:p>
          </table:table-cell>
          <table:table-cell table:style-name="ce11" table:formula="of:=100*[.U15]/[.Y15]-100" office:value-type="float" office:value="5.6241653757812">
            <text:p>5.62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14]*(1+[.AD15]*0.01)" office:value-type="float" office:value="1.04031038321105">
            <text:p>1.0403</text:p>
          </table:table-cell>
          <table:table-cell table:style-name="ce20" table:formula="of:=100*[.AB15]/[.AB14]-100" office:value-type="float" office:value="-1.17351662590556">
            <text:p>-1.17</text:p>
          </table:table-cell>
          <table:table-cell table:style-name="ce14" table:formula="of:=[.AE14]" office:value-type="float" office:value="1">
            <text:p>1.0000</text:p>
          </table:table-cell>
          <table:table-cell table:style-name="ce11" table:formula="of:=100*[.AC15]/[.AE15]-100" office:value-type="float" office:value="4.03103832110465">
            <text:p>4.03</text:p>
          </table:table-cell>
          <table:table-cell table:style-name="ce14" table:formula="of:=[.AG14]" office:value-type="float" office:value="1">
            <text:p>1.0000</text:p>
          </table:table-cell>
          <table:table-cell table:style-name="ce11" table:formula="of:=100*[.AC15]/[.AG15]-100" office:value-type="float" office:value="4.03103832110465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14]*(1+[.AL15]*0.01)" office:value-type="float" office:value="1.02854611249824">
            <text:p>1.0285</text:p>
          </table:table-cell>
          <table:table-cell table:style-name="ce20" table:formula="of:=100*[.AJ15]/[.AJ14]-100" office:value-type="float" office:value="-1.54603890391711">
            <text:p>-1.55</text:p>
          </table:table-cell>
          <table:table-cell table:style-name="ce14" table:formula="of:=[.AM14]" office:value-type="float" office:value="1">
            <text:p>1.0000</text:p>
          </table:table-cell>
          <table:table-cell table:style-name="ce11" table:formula="of:=100*[.AK15]/[.AM15]-100" office:value-type="float" office:value="2.85461124982443">
            <text:p>2.85</text:p>
          </table:table-cell>
          <table:table-cell table:style-name="ce14" table:formula="of:=[.AO14]" office:value-type="float" office:value="1">
            <text:p>1.0000</text:p>
          </table:table-cell>
          <table:table-cell table:style-name="ce11" table:formula="of:=100*[.AK15]/[.AO15]-100" office:value-type="float" office:value="2.85461124982443">
            <text:p>2.85</text:p>
          </table:table-cell>
        </table:table-row>
        <table:table-row table:style-name="ro2">
          <table:table-cell table:style-name="ce17" table:formula="of:=[.A15]+1" office:value-type="date" office:date-value="2015-08-27">
            <text:p>15年8月27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5]*(1+[.E16]*0.01)" office:value-type="float" office:value="0.789212039548564">
            <text:p>0.7892</text:p>
          </table:table-cell>
          <table:table-cell table:style-name="ce20" table:formula="of:=100*([.B16]-[.C16])/[.B15]-100" office:value-type="float" office:value="0">
            <text:p>0.00</text:p>
          </table:table-cell>
          <table:table-cell table:formula="of:=[.F15]" office:value-type="float" office:value="1">
            <text:p>1.0000</text:p>
          </table:table-cell>
          <table:table-cell table:formula="of:=100*[.D16]/[.F16]-100" office:value-type="float" office:value="-21.0787960451435">
            <text:p>-21.08</text:p>
          </table:table-cell>
          <table:table-cell table:formula="of:=[.H15]" office:value-type="float" office:value="1">
            <text:p>1.0000</text:p>
          </table:table-cell>
          <table:table-cell table:formula="of:=100*[.D16]/[.H16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5]*(1+[.N16]*0.01)" office:value-type="float" office:value="0.772184805802069">
            <text:p>0.7722</text:p>
          </table:table-cell>
          <table:table-cell table:style-name="ce20" table:formula="of:=100*([.K16]-[.L16])/[.K15]-100" office:value-type="float" office:value="0">
            <text:p>0.00</text:p>
          </table:table-cell>
          <table:table-cell table:style-name="ce14" table:formula="of:=[.O15]" office:value-type="float" office:value="1">
            <text:p>1.0000</text:p>
          </table:table-cell>
          <table:table-cell table:style-name="ce11" table:formula="of:=100*[.M16]/[.O16]-100" office:value-type="float" office:value="-22.7815194197931">
            <text:p>-22.78</text:p>
          </table:table-cell>
          <table:table-cell table:style-name="ce14" table:formula="of:=[.Q15]" office:value-type="float" office:value="1">
            <text:p>1.0000</text:p>
          </table:table-cell>
          <table:table-cell table:style-name="ce11" table:formula="of:=100*[.M16]/[.Q16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5]*(1+[.V16]*0.01)" office:value-type="float" office:value="1.05624165375781">
            <text:p>1.0562</text:p>
          </table:table-cell>
          <table:table-cell table:style-name="ce20" table:formula="of:=100*[.T16]/[.T15]-100" office:value-type="float" office:value="0">
            <text:p>0.00</text:p>
          </table:table-cell>
          <table:table-cell table:style-name="ce14" table:formula="of:=[.W15]" office:value-type="float" office:value="1">
            <text:p>1.0000</text:p>
          </table:table-cell>
          <table:table-cell table:style-name="ce11" table:formula="of:=100*[.U16]/[.W16]-100" office:value-type="float" office:value="5.6241653757812">
            <text:p>5.62</text:p>
          </table:table-cell>
          <table:table-cell table:style-name="ce14" table:formula="of:=[.Y15]" office:value-type="float" office:value="1">
            <text:p>1.0000</text:p>
          </table:table-cell>
          <table:table-cell table:style-name="ce11" table:formula="of:=100*[.U16]/[.Y1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5]*(1+[.AD16]*0.01)" office:value-type="float" office:value="0.000124792220951952">
            <text:p>0.0001</text:p>
          </table:table-cell>
          <table:table-cell table:style-name="ce20" table:formula="of:=100*[.AB16]/[.AB15]-100" office:value-type="float" office:value="-99.9880043280384">
            <text:p>-99.99</text:p>
          </table:table-cell>
          <table:table-cell table:style-name="ce14" table:formula="of:=[.AE15]" office:value-type="float" office:value="1">
            <text:p>1.0000</text:p>
          </table:table-cell>
          <table:table-cell table:style-name="ce11" table:formula="of:=100*[.AC16]/[.AE16]-100" office:value-type="float" office:value="-99.9875207779048">
            <text:p>-99.99</text:p>
          </table:table-cell>
          <table:table-cell table:style-name="ce14" table:formula="of:=[.AG15]" office:value-type="float" office:value="1">
            <text:p>1.0000</text:p>
          </table:table-cell>
          <table:table-cell table:style-name="ce11" table:formula="of:=100*[.AC16]/[.AG1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5]*(1+[.AL16]*0.01)" office:value-type="float" office:value="0.0000784126150214664">
            <text:p>0.0001</text:p>
          </table:table-cell>
          <table:table-cell table:style-name="ce20" table:formula="of:=100*[.AJ16]/[.AJ15]-100" office:value-type="float" office:value="-99.992376363678">
            <text:p>-99.99</text:p>
          </table:table-cell>
          <table:table-cell table:style-name="ce14" table:formula="of:=[.AM15]" office:value-type="float" office:value="1">
            <text:p>1.0000</text:p>
          </table:table-cell>
          <table:table-cell table:style-name="ce11" table:formula="of:=100*[.AK16]/[.AM16]-100" office:value-type="float" office:value="-99.9921587384979">
            <text:p>-99.99</text:p>
          </table:table-cell>
          <table:table-cell table:style-name="ce14" table:formula="of:=[.AO15]" office:value-type="float" office:value="1">
            <text:p>1.0000</text:p>
          </table:table-cell>
          <table:table-cell table:style-name="ce11" table:formula="of:=100*[.AK16]/[.AO16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16]+1" office:value-type="date" office:date-value="2015-08-28">
            <text:p>15年8月28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6]*(1+[.E17]*0.01)" office:value-type="float" office:value="0.789212039548564">
            <text:p>0.7892</text:p>
          </table:table-cell>
          <table:table-cell table:style-name="ce20" table:formula="of:=100*([.B17]-[.C17])/[.B16]-100" office:value-type="float" office:value="0">
            <text:p>0.00</text:p>
          </table:table-cell>
          <table:table-cell table:formula="of:=[.F16]" office:value-type="float" office:value="1">
            <text:p>1.0000</text:p>
          </table:table-cell>
          <table:table-cell table:formula="of:=100*[.D17]/[.F17]-100" office:value-type="float" office:value="-21.0787960451435">
            <text:p>-21.08</text:p>
          </table:table-cell>
          <table:table-cell table:formula="of:=[.H16]" office:value-type="float" office:value="1">
            <text:p>1.0000</text:p>
          </table:table-cell>
          <table:table-cell table:formula="of:=100*[.D17]/[.H17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6]*(1+[.N17]*0.01)" office:value-type="float" office:value="0.772184805802069">
            <text:p>0.7722</text:p>
          </table:table-cell>
          <table:table-cell table:style-name="ce20" table:formula="of:=100*([.K17]-[.L17])/[.K16]-100" office:value-type="float" office:value="0">
            <text:p>0.00</text:p>
          </table:table-cell>
          <table:table-cell table:style-name="ce14" table:formula="of:=[.O16]" office:value-type="float" office:value="1">
            <text:p>1.0000</text:p>
          </table:table-cell>
          <table:table-cell table:style-name="ce11" table:formula="of:=100*[.M17]/[.O17]-100" office:value-type="float" office:value="-22.7815194197931">
            <text:p>-22.78</text:p>
          </table:table-cell>
          <table:table-cell table:style-name="ce14" table:formula="of:=[.Q16]" office:value-type="float" office:value="1">
            <text:p>1.0000</text:p>
          </table:table-cell>
          <table:table-cell table:style-name="ce11" table:formula="of:=100*[.M17]/[.Q17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6]*(1+[.V17]*0.01)" office:value-type="float" office:value="1.05624165375781">
            <text:p>1.0562</text:p>
          </table:table-cell>
          <table:table-cell table:style-name="ce20" table:formula="of:=100*[.T17]/[.T16]-100" office:value-type="float" office:value="0">
            <text:p>0.00</text:p>
          </table:table-cell>
          <table:table-cell table:style-name="ce14" table:formula="of:=[.W16]" office:value-type="float" office:value="1">
            <text:p>1.0000</text:p>
          </table:table-cell>
          <table:table-cell table:style-name="ce11" table:formula="of:=100*[.U17]/[.W17]-100" office:value-type="float" office:value="5.6241653757812">
            <text:p>5.62</text:p>
          </table:table-cell>
          <table:table-cell table:style-name="ce14" table:formula="of:=[.Y16]" office:value-type="float" office:value="1">
            <text:p>1.0000</text:p>
          </table:table-cell>
          <table:table-cell table:style-name="ce11" table:formula="of:=100*[.U17]/[.Y17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6]*(1+[.AD17]*0.01)" office:value-type="float" office:value="0.000124792220951952">
            <text:p>0.0001</text:p>
          </table:table-cell>
          <table:table-cell table:style-name="ce20" table:formula="of:=100*[.AB17]/[.AB16]-100" office:value-type="float" office:value="0">
            <text:p>0.00</text:p>
          </table:table-cell>
          <table:table-cell table:style-name="ce14" table:formula="of:=[.AE16]" office:value-type="float" office:value="1">
            <text:p>1.0000</text:p>
          </table:table-cell>
          <table:table-cell table:style-name="ce11" table:formula="of:=100*[.AC17]/[.AE17]-100" office:value-type="float" office:value="-99.9875207779048">
            <text:p>-99.99</text:p>
          </table:table-cell>
          <table:table-cell table:style-name="ce14" table:formula="of:=[.AG16]" office:value-type="float" office:value="1">
            <text:p>1.0000</text:p>
          </table:table-cell>
          <table:table-cell table:style-name="ce11" table:formula="of:=100*[.AC17]/[.AG1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6]*(1+[.AL17]*0.01)" office:value-type="float" office:value="0.0000784126150214664">
            <text:p>0.0001</text:p>
          </table:table-cell>
          <table:table-cell table:style-name="ce20" table:formula="of:=100*[.AJ17]/[.AJ16]-100" office:value-type="float" office:value="0">
            <text:p>0.00</text:p>
          </table:table-cell>
          <table:table-cell table:style-name="ce14" table:formula="of:=[.AM16]" office:value-type="float" office:value="1">
            <text:p>1.0000</text:p>
          </table:table-cell>
          <table:table-cell table:style-name="ce11" table:formula="of:=100*[.AK17]/[.AM17]-100" office:value-type="float" office:value="-99.9921587384979">
            <text:p>-99.99</text:p>
          </table:table-cell>
          <table:table-cell table:style-name="ce14" table:formula="of:=[.AO16]" office:value-type="float" office:value="1">
            <text:p>1.0000</text:p>
          </table:table-cell>
          <table:table-cell table:style-name="ce11" table:formula="of:=100*[.AK17]/[.AO17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17]+10" office:value-type="date" office:date-value="2015-09-07">
            <text:p>15年9月7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7]*(1+[.E18]*0.01)" office:value-type="float" office:value="0.789212039548564">
            <text:p>0.7892</text:p>
          </table:table-cell>
          <table:table-cell table:style-name="ce20" table:formula="of:=100*([.B18]-[.C18])/[.B17]-100" office:value-type="float" office:value="0">
            <text:p>0.00</text:p>
          </table:table-cell>
          <table:table-cell table:formula="of:=[.F17]" office:value-type="float" office:value="1">
            <text:p>1.0000</text:p>
          </table:table-cell>
          <table:table-cell table:formula="of:=100*[.D18]/[.F18]-100" office:value-type="float" office:value="-21.0787960451435">
            <text:p>-21.08</text:p>
          </table:table-cell>
          <table:table-cell table:formula="of:=[.H17]" office:value-type="float" office:value="1">
            <text:p>1.0000</text:p>
          </table:table-cell>
          <table:table-cell table:formula="of:=100*[.D18]/[.H18]-100" office:value-type="float" office:value="-21.0787960451435">
            <text:p>-21.08</text:p>
          </table:table-cell>
          <table:table-cell/>
          <table:table-cell table:style-name="ce5" office:value-type="float" office:value="202777">
            <text:p>202777</text:p>
          </table:table-cell>
          <table:table-cell table:style-name="ce5" office:value-type="float" office:value="-200000">
            <text:p>-200000</text:p>
          </table:table-cell>
          <table:table-cell table:style-name="ce14" table:formula="of:=[.M17]*(1+[.N18]*0.01)" office:value-type="float" office:value="0.772184805802069">
            <text:p>0.7722</text:p>
          </table:table-cell>
          <table:table-cell table:style-name="ce20" table:formula="of:=100*([.K18]-[.L18])/[.K17]-100" office:value-type="float" office:value="0">
            <text:p>0.00</text:p>
          </table:table-cell>
          <table:table-cell table:style-name="ce14" table:formula="of:=[.O17]" office:value-type="float" office:value="1">
            <text:p>1.0000</text:p>
          </table:table-cell>
          <table:table-cell table:style-name="ce11" table:formula="of:=100*[.M18]/[.O18]-100" office:value-type="float" office:value="-22.7815194197931">
            <text:p>-22.78</text:p>
          </table:table-cell>
          <table:table-cell table:style-name="ce14" table:formula="of:=[.Q17]" office:value-type="float" office:value="1">
            <text:p>1.0000</text:p>
          </table:table-cell>
          <table:table-cell table:style-name="ce11" table:formula="of:=100*[.M18]/[.Q18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7]*(1+[.V18]*0.01)" office:value-type="float" office:value="1.05624165375781">
            <text:p>1.0562</text:p>
          </table:table-cell>
          <table:table-cell table:style-name="ce20" table:formula="of:=100*[.T18]/[.T17]-100" office:value-type="float" office:value="0">
            <text:p>0.00</text:p>
          </table:table-cell>
          <table:table-cell table:style-name="ce14" table:formula="of:=[.W17]" office:value-type="float" office:value="1">
            <text:p>1.0000</text:p>
          </table:table-cell>
          <table:table-cell table:style-name="ce11" table:formula="of:=100*[.U18]/[.W18]-100" office:value-type="float" office:value="5.6241653757812">
            <text:p>5.62</text:p>
          </table:table-cell>
          <table:table-cell table:style-name="ce14" table:formula="of:=[.Y17]" office:value-type="float" office:value="1">
            <text:p>1.0000</text:p>
          </table:table-cell>
          <table:table-cell table:style-name="ce11" table:formula="of:=100*[.U18]/[.Y18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17]*(1+[.AD18]*0.01)" office:value-type="float" office:value="1.04751713397057">
            <text:p>1.0475</text:p>
          </table:table-cell>
          <table:table-cell table:style-name="ce20" table:formula="of:=100*[.AB18]/[.AB17]-100" office:value-type="float" office:value="839309">
            <text:p>839309.00</text:p>
          </table:table-cell>
          <table:table-cell table:style-name="ce14" table:formula="of:=[.AE17]" office:value-type="float" office:value="1">
            <text:p>1.0000</text:p>
          </table:table-cell>
          <table:table-cell table:style-name="ce11" table:formula="of:=100*[.AC18]/[.AE18]-100" office:value-type="float" office:value="4.75171339705686">
            <text:p>4.75</text:p>
          </table:table-cell>
          <table:table-cell table:style-name="ce14" table:formula="of:=[.AG17]" office:value-type="float" office:value="1">
            <text:p>1.0000</text:p>
          </table:table-cell>
          <table:table-cell table:style-name="ce11" table:formula="of:=100*[.AC18]/[.AG18]-100" office:value-type="float" office:value="4.75171339705686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17]*(1+[.AL18]*0.01)" office:value-type="float" office:value="1.04311988112597">
            <text:p>1.0431</text:p>
          </table:table-cell>
          <table:table-cell table:style-name="ce20" table:formula="of:=100*[.AJ18]/[.AJ17]-100" office:value-type="float" office:value="1330196">
            <text:p>1330196.00</text:p>
          </table:table-cell>
          <table:table-cell table:style-name="ce14" table:formula="of:=[.AM17]" office:value-type="float" office:value="1">
            <text:p>1.0000</text:p>
          </table:table-cell>
          <table:table-cell table:style-name="ce11" table:formula="of:=100*[.AK18]/[.AM18]-100" office:value-type="float" office:value="4.31198811259665">
            <text:p>4.31</text:p>
          </table:table-cell>
          <table:table-cell table:style-name="ce14" table:formula="of:=[.AO17]" office:value-type="float" office:value="1">
            <text:p>1.0000</text:p>
          </table:table-cell>
          <table:table-cell table:style-name="ce11" table:formula="of:=100*[.AK18]/[.AO18]-100" office:value-type="float" office:value="4.31198811259665">
            <text:p>4.31</text:p>
          </table:table-cell>
        </table:table-row>
        <table:table-row table:style-name="ro2">
          <table:table-cell table:style-name="ce17" table:formula="of:=[.A18]+1" office:value-type="date" office:date-value="2015-09-08">
            <text:p>15年9月8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8]*(1+[.E19]*0.01)" office:value-type="float" office:value="0.789212039548564">
            <text:p>0.7892</text:p>
          </table:table-cell>
          <table:table-cell table:style-name="ce20" table:formula="of:=100*([.B19]-[.C19])/[.B18]-100" office:value-type="float" office:value="0">
            <text:p>0.00</text:p>
          </table:table-cell>
          <table:table-cell table:formula="of:=[.F18]" office:value-type="float" office:value="1">
            <text:p>1.0000</text:p>
          </table:table-cell>
          <table:table-cell table:formula="of:=100*[.D19]/[.F19]-100" office:value-type="float" office:value="-21.0787960451435">
            <text:p>-21.08</text:p>
          </table:table-cell>
          <table:table-cell table:formula="of:=[.H18]" office:value-type="float" office:value="1">
            <text:p>1.0000</text:p>
          </table:table-cell>
          <table:table-cell table:formula="of:=100*[.D19]/[.H19]-100" office:value-type="float" office:value="-21.0787960451435">
            <text:p>-21.08</text:p>
          </table:table-cell>
          <table:table-cell/>
          <table:table-cell table:style-name="ce5" office:value-type="float" office:value="202777">
            <text:p>202777</text:p>
          </table:table-cell>
          <table:table-cell table:style-name="ce5" office:value-type="float" office:value="0">
            <text:p>0</text:p>
          </table:table-cell>
          <table:table-cell table:style-name="ce14" table:formula="of:=[.M18]*(1+[.N19]*0.01)" office:value-type="float" office:value="0.772184805802069">
            <text:p>0.7722</text:p>
          </table:table-cell>
          <table:table-cell table:style-name="ce20" table:formula="of:=100*([.K19]-[.L19])/[.K18]-100" office:value-type="float" office:value="0">
            <text:p>0.00</text:p>
          </table:table-cell>
          <table:table-cell table:style-name="ce14" table:formula="of:=[.O18]" office:value-type="float" office:value="1">
            <text:p>1.0000</text:p>
          </table:table-cell>
          <table:table-cell table:style-name="ce11" table:formula="of:=100*[.M19]/[.O19]-100" office:value-type="float" office:value="-22.7815194197931">
            <text:p>-22.78</text:p>
          </table:table-cell>
          <table:table-cell table:style-name="ce14" table:formula="of:=[.Q18]" office:value-type="float" office:value="1">
            <text:p>1.0000</text:p>
          </table:table-cell>
          <table:table-cell table:style-name="ce11" table:formula="of:=100*[.M19]/[.Q19]-100" office:value-type="float" office:value="-22.7815194197931">
            <text:p>-22.78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4" table:formula="of:=[.U18]*(1+[.V19]*0.01)" office:value-type="float" office:value="1.04906522087495">
            <text:p>1.0491</text:p>
          </table:table-cell>
          <table:table-cell table:style-name="ce20" table:formula="of:=100*[.T19]/[.T18]-100" office:value-type="float" office:value="-0.67943096708288">
            <text:p>-0.68</text:p>
          </table:table-cell>
          <table:table-cell table:style-name="ce14" table:formula="of:=[.W18]" office:value-type="float" office:value="1">
            <text:p>1.0000</text:p>
          </table:table-cell>
          <table:table-cell table:style-name="ce11" table:formula="of:=100*[.U19]/[.W19]-100" office:value-type="float" office:value="4.90652208749532">
            <text:p>4.91</text:p>
          </table:table-cell>
          <table:table-cell table:style-name="ce14" table:formula="of:=[.Y18]" office:value-type="float" office:value="1">
            <text:p>1.0000</text:p>
          </table:table-cell>
          <table:table-cell table:style-name="ce11" table:formula="of:=100*[.U19]/[.Y19]-100" office:value-type="float" office:value="4.90652208749532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18]*(1+[.AD19]*0.01)" office:value-type="float" office:value="1.05266356516263">
            <text:p>1.0527</text:p>
          </table:table-cell>
          <table:table-cell table:style-name="ce20" table:formula="of:=100*[.AB19]/[.AB18]-100" office:value-type="float" office:value="0.491298044219207">
            <text:p>0.49</text:p>
          </table:table-cell>
          <table:table-cell table:style-name="ce14" table:formula="of:=[.AE18]" office:value-type="float" office:value="1">
            <text:p>1.0000</text:p>
          </table:table-cell>
          <table:table-cell table:style-name="ce11" table:formula="of:=100*[.AC19]/[.AE19]-100" office:value-type="float" office:value="5.26635651626273">
            <text:p>5.27</text:p>
          </table:table-cell>
          <table:table-cell table:style-name="ce14" table:formula="of:=[.AG18]" office:value-type="float" office:value="1">
            <text:p>1.0000</text:p>
          </table:table-cell>
          <table:table-cell table:style-name="ce11" table:formula="of:=100*[.AC19]/[.AG19]-100" office:value-type="float" office:value="5.26635651626273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18]*(1+[.AL19]*0.01)" office:value-type="float" office:value="1.0446975429402">
            <text:p>1.0447</text:p>
          </table:table-cell>
          <table:table-cell table:style-name="ce20" table:formula="of:=100*[.AJ19]/[.AJ18]-100" office:value-type="float" office:value="0.15124453505085">
            <text:p>0.15</text:p>
          </table:table-cell>
          <table:table-cell table:style-name="ce14" table:formula="of:=[.AM18]" office:value-type="float" office:value="1">
            <text:p>1.0000</text:p>
          </table:table-cell>
          <table:table-cell table:style-name="ce11" table:formula="of:=100*[.AK19]/[.AM19]-100" office:value-type="float" office:value="4.46975429401984">
            <text:p>4.47</text:p>
          </table:table-cell>
          <table:table-cell table:style-name="ce14" table:formula="of:=[.AO18]" office:value-type="float" office:value="1">
            <text:p>1.0000</text:p>
          </table:table-cell>
          <table:table-cell table:style-name="ce11" table:formula="of:=100*[.AK19]/[.AO19]-100" office:value-type="float" office:value="4.46975429401984">
            <text:p>4.47</text:p>
          </table:table-cell>
        </table:table-row>
        <table:table-row table:style-name="ro2">
          <table:table-cell table:style-name="ce17" table:formula="of:=[.A19]+1" office:value-type="date" office:date-value="2015-09-09">
            <text:p>15年9月9日</text:p>
          </table:table-cell>
          <table:table-cell table:style-name="ce5" office:value-type="float" office:value="590000">
            <text:p>590000</text:p>
          </table:table-cell>
          <table:table-cell table:style-name="ce5" office:value-type="float" office:value="0">
            <text:p>0</text:p>
          </table:table-cell>
          <table:table-cell table:formula="of:=[.D19]*(1+[.E20]*0.01)" office:value-type="float" office:value="0.796587903475149">
            <text:p>0.7966</text:p>
          </table:table-cell>
          <table:table-cell table:style-name="ce20" table:formula="of:=100*([.B20]-[.C20])/[.B19]-100" office:value-type="float" office:value="0.934585834600725">
            <text:p>0.93</text:p>
          </table:table-cell>
          <table:table-cell table:formula="of:=[.F19]" office:value-type="float" office:value="1">
            <text:p>1.0000</text:p>
          </table:table-cell>
          <table:table-cell table:formula="of:=100*[.D20]/[.F20]-100" office:value-type="float" office:value="-20.3412096524851">
            <text:p>-20.34</text:p>
          </table:table-cell>
          <table:table-cell table:formula="of:=[.H19]" office:value-type="float" office:value="1">
            <text:p>1.0000</text:p>
          </table:table-cell>
          <table:table-cell table:formula="of:=100*[.D20]/[.H20]-100" office:value-type="float" office:value="-20.3412096524851">
            <text:p>-20.34</text:p>
          </table:table-cell>
          <table:table-cell/>
          <table:table-cell table:style-name="ce5" office:value-type="float" office:value="206500">
            <text:p>206500</text:p>
          </table:table-cell>
          <table:table-cell table:style-name="ce5" office:value-type="float" office:value="0">
            <text:p>0</text:p>
          </table:table-cell>
          <table:table-cell table:style-name="ce14" table:formula="of:=[.M19]*(1+[.N20]*0.01)" office:value-type="float" office:value="0.786362173215539">
            <text:p>0.7864</text:p>
          </table:table-cell>
          <table:table-cell table:style-name="ce20" table:formula="of:=100*([.K20]-[.L20])/[.K19]-100" office:value-type="float" office:value="1.8360070422188">
            <text:p>1.84</text:p>
          </table:table-cell>
          <table:table-cell table:style-name="ce14" table:formula="of:=[.O19]" office:value-type="float" office:value="1">
            <text:p>1.0000</text:p>
          </table:table-cell>
          <table:table-cell table:style-name="ce11" table:formula="of:=100*[.M20]/[.O20]-100" office:value-type="float" office:value="-21.3637826784461">
            <text:p>-21.36</text:p>
          </table:table-cell>
          <table:table-cell table:style-name="ce14" table:formula="of:=[.Q19]" office:value-type="float" office:value="1">
            <text:p>1.0000</text:p>
          </table:table-cell>
          <table:table-cell table:style-name="ce11" table:formula="of:=100*[.M20]/[.Q20]-100" office:value-type="float" office:value="-21.3637826784461">
            <text:p>-21.36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4" table:formula="of:=[.U19]*(1+[.V20]*0.01)" office:value-type="float" office:value="1.0379573740719">
            <text:p>1.0380</text:p>
          </table:table-cell>
          <table:table-cell table:style-name="ce20" table:formula="of:=100*[.T20]/[.T19]-100" office:value-type="float" office:value="-1.05883281439748">
            <text:p>-1.06</text:p>
          </table:table-cell>
          <table:table-cell table:style-name="ce14" table:formula="of:=[.W19]" office:value-type="float" office:value="1">
            <text:p>1.0000</text:p>
          </table:table-cell>
          <table:table-cell table:style-name="ce11" table:formula="of:=100*[.U20]/[.W20]-100" office:value-type="float" office:value="3.79573740718978">
            <text:p>3.80</text:p>
          </table:table-cell>
          <table:table-cell table:style-name="ce14" table:formula="of:=[.Y19]" office:value-type="float" office:value="1">
            <text:p>1.0000</text:p>
          </table:table-cell>
          <table:table-cell table:style-name="ce11" table:formula="of:=100*[.U20]/[.Y20]-100" office:value-type="float" office:value="3.79573740718978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19]*(1+[.AD20]*0.01)" office:value-type="float" office:value="1.04031038321059">
            <text:p>1.0403</text:p>
          </table:table-cell>
          <table:table-cell table:style-name="ce20" table:formula="of:=100*[.AB20]/[.AB19]-100" office:value-type="float" office:value="-1.17351662590556">
            <text:p>-1.17</text:p>
          </table:table-cell>
          <table:table-cell table:style-name="ce14" table:formula="of:=[.AE19]" office:value-type="float" office:value="1">
            <text:p>1.0000</text:p>
          </table:table-cell>
          <table:table-cell table:style-name="ce11" table:formula="of:=100*[.AC20]/[.AE20]-100" office:value-type="float" office:value="4.03103832105936">
            <text:p>4.03</text:p>
          </table:table-cell>
          <table:table-cell table:style-name="ce14" table:formula="of:=[.AG19]" office:value-type="float" office:value="1">
            <text:p>1.0000</text:p>
          </table:table-cell>
          <table:table-cell table:style-name="ce11" table:formula="of:=100*[.AC20]/[.AG20]-100" office:value-type="float" office:value="4.03103832105936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19]*(1+[.AL20]*0.01)" office:value-type="float" office:value="1.02854611249808">
            <text:p>1.0285</text:p>
          </table:table-cell>
          <table:table-cell table:style-name="ce20" table:formula="of:=100*[.AJ20]/[.AJ19]-100" office:value-type="float" office:value="-1.54603890391711">
            <text:p>-1.55</text:p>
          </table:table-cell>
          <table:table-cell table:style-name="ce14" table:formula="of:=[.AM19]" office:value-type="float" office:value="1">
            <text:p>1.0000</text:p>
          </table:table-cell>
          <table:table-cell table:style-name="ce11" table:formula="of:=100*[.AK20]/[.AM20]-100" office:value-type="float" office:value="2.85461124980766">
            <text:p>2.85</text:p>
          </table:table-cell>
          <table:table-cell table:style-name="ce14" table:formula="of:=[.AO19]" office:value-type="float" office:value="1">
            <text:p>1.0000</text:p>
          </table:table-cell>
          <table:table-cell table:style-name="ce11" table:formula="of:=100*[.AK20]/[.AO20]-100" office:value-type="float" office:value="2.85461124980766">
            <text:p>2.85</text:p>
          </table:table-cell>
        </table:table-row>
        <table:table-row table:style-name="ro2">
          <table:table-cell table:style-name="ce17" table:formula="of:=[.A20]+1" office:value-type="date" office:date-value="2015-09-10">
            <text:p>15年9月10日</text:p>
          </table:table-cell>
          <table:table-cell table:number-columns-repeated="2" table:style-name="ce5" office:value-type="float" office:value="0">
            <text:p>0</text:p>
          </table:table-cell>
          <table:table-cell table:formula="of:=[.D20]*(1+[.E21]*0.01)" office:value-type="float" office:value="0">
            <text:p>0.0000</text:p>
          </table:table-cell>
          <table:table-cell table:style-name="ce20" table:formula="of:=100*([.B21]-[.C21])/[.B20]-100" office:value-type="float" office:value="-100">
            <text:p>-100.00</text:p>
          </table:table-cell>
          <table:table-cell table:formula="of:=[.F20]" office:value-type="float" office:value="1">
            <text:p>1.0000</text:p>
          </table:table-cell>
          <table:table-cell table:formula="of:=100*[.D21]/[.F21]-100" office:value-type="float" office:value="-100">
            <text:p>-100.00</text:p>
          </table:table-cell>
          <table:table-cell table:formula="of:=[.H20]" office:value-type="float" office:value="1">
            <text:p>1.0000</text:p>
          </table:table-cell>
          <table:table-cell table:formula="of:=100*[.D21]/[.H21]-100" office:value-type="float" office:value="-100">
            <text:p>-100.00</text:p>
          </table:table-cell>
          <table:table-cell/>
          <table:table-cell table:number-columns-repeated="2" table:style-name="ce5" office:value-type="float" office:value="0">
            <text:p>0</text:p>
          </table:table-cell>
          <table:table-cell table:style-name="ce14" table:formula="of:=[.M20]*(1+[.N21]*0.01)" office:value-type="float" office:value="0">
            <text:p>0.0000</text:p>
          </table:table-cell>
          <table:table-cell table:style-name="ce20" table:formula="of:=100*([.K21]-[.L21])/[.K20]-100" office:value-type="float" office:value="-100">
            <text:p>-100.00</text:p>
          </table:table-cell>
          <table:table-cell table:style-name="ce14" table:formula="of:=[.O20]" office:value-type="float" office:value="1">
            <text:p>1.0000</text:p>
          </table:table-cell>
          <table:table-cell table:style-name="ce11" table:formula="of:=100*[.M21]/[.O21]-100" office:value-type="float" office:value="-100">
            <text:p>-100.00</text:p>
          </table:table-cell>
          <table:table-cell table:style-name="ce14" table:formula="of:=[.Q20]" office:value-type="float" office:value="1">
            <text:p>1.0000</text:p>
          </table:table-cell>
          <table:table-cell table:style-name="ce11" table:formula="of:=100*[.M21]/[.Q21]-100" office:value-type="float" office:value="-100">
            <text:p>-100.0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20]*(1+[.V21]*0.01)" office:value-type="float" office:value="1.05624165375781">
            <text:p>1.0562</text:p>
          </table:table-cell>
          <table:table-cell table:style-name="ce20" table:formula="of:=100*[.T21]/[.T20]-100" office:value-type="float" office:value="1.76156363860927">
            <text:p>1.76</text:p>
          </table:table-cell>
          <table:table-cell table:style-name="ce14" table:formula="of:=[.W20]" office:value-type="float" office:value="1">
            <text:p>1.0000</text:p>
          </table:table-cell>
          <table:table-cell table:style-name="ce11" table:formula="of:=100*[.U21]/[.W21]-100" office:value-type="float" office:value="5.62416537578119">
            <text:p>5.62</text:p>
          </table:table-cell>
          <table:table-cell table:style-name="ce14" table:formula="of:=[.Y20]" office:value-type="float" office:value="1">
            <text:p>1.0000</text:p>
          </table:table-cell>
          <table:table-cell table:style-name="ce11" table:formula="of:=100*[.U21]/[.Y21]-100" office:value-type="float" office:value="5.62416537578119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20]*(1+[.AD21]*0.01)" office:value-type="float" office:value="0.000124792220951897">
            <text:p>0.0001</text:p>
          </table:table-cell>
          <table:table-cell table:style-name="ce20" table:formula="of:=100*[.AB21]/[.AB20]-100" office:value-type="float" office:value="-99.9880043280384">
            <text:p>-99.99</text:p>
          </table:table-cell>
          <table:table-cell table:style-name="ce14" table:formula="of:=[.AE20]" office:value-type="float" office:value="1">
            <text:p>1.0000</text:p>
          </table:table-cell>
          <table:table-cell table:style-name="ce11" table:formula="of:=100*[.AC21]/[.AE21]-100" office:value-type="float" office:value="-99.9875207779048">
            <text:p>-99.99</text:p>
          </table:table-cell>
          <table:table-cell table:style-name="ce14" table:formula="of:=[.AG20]" office:value-type="float" office:value="1">
            <text:p>1.0000</text:p>
          </table:table-cell>
          <table:table-cell table:style-name="ce11" table:formula="of:=100*[.AC21]/[.AG21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20]*(1+[.AL21]*0.01)" office:value-type="float" office:value="0.0000784126150214536">
            <text:p>0.0001</text:p>
          </table:table-cell>
          <table:table-cell table:style-name="ce20" table:formula="of:=100*[.AJ21]/[.AJ20]-100" office:value-type="float" office:value="-99.992376363678">
            <text:p>-99.99</text:p>
          </table:table-cell>
          <table:table-cell table:style-name="ce14" table:formula="of:=[.AM20]" office:value-type="float" office:value="1">
            <text:p>1.0000</text:p>
          </table:table-cell>
          <table:table-cell table:style-name="ce11" table:formula="of:=100*[.AK21]/[.AM21]-100" office:value-type="float" office:value="-99.9921587384979">
            <text:p>-99.99</text:p>
          </table:table-cell>
          <table:table-cell table:style-name="ce14" table:formula="of:=[.AO20]" office:value-type="float" office:value="1">
            <text:p>1.0000</text:p>
          </table:table-cell>
          <table:table-cell table:style-name="ce11" table:formula="of:=100*[.AK21]/[.AO21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21]+1" office:value-type="date" office:date-value="2015-09-11">
            <text:p>15年9月1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21]*(1+[.E22]*0.01)" office:value-type="float" office:value="0">
            <text:p>#DIV/0!</text:p>
          </table:table-cell>
          <table:table-cell table:style-name="ce20" table:formula="of:=100*([.B22]-[.C22])/[.B21]-100" office:value-type="float" office:value="0">
            <text:p>#DIV/0!</text:p>
          </table:table-cell>
          <table:table-cell table:formula="of:=[.F21]" office:value-type="float" office:value="1">
            <text:p>1.0000</text:p>
          </table:table-cell>
          <table:table-cell table:formula="of:=100*[.D22]/[.F22]-100" office:value-type="float" office:value="0">
            <text:p>#DIV/0!</text:p>
          </table:table-cell>
          <table:table-cell table:formula="of:=[.H21]" office:value-type="float" office:value="1">
            <text:p>1.0000</text:p>
          </table:table-cell>
          <table:table-cell table:formula="of:=100*[.D22]/[.H22]-100" office:value-type="float" office:value="0">
            <text:p>#DIV/0!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4" table:formula="of:=[.M21]*(1+[.N22]*0.01)" office:value-type="float" office:value="0">
            <text:p>#DIV/0!</text:p>
          </table:table-cell>
          <table:table-cell table:style-name="ce20" table:formula="of:=100*([.K22]-[.L22])/[.K21]-100" office:value-type="float" office:value="0">
            <text:p>#DIV/0!</text:p>
          </table:table-cell>
          <table:table-cell table:style-name="ce14" table:formula="of:=[.O21]" office:value-type="float" office:value="1">
            <text:p>1.0000</text:p>
          </table:table-cell>
          <table:table-cell table:style-name="ce11" table:formula="of:=100*[.M22]/[.O22]-100" office:value-type="float" office:value="0">
            <text:p>#DIV/0!</text:p>
          </table:table-cell>
          <table:table-cell table:style-name="ce14" table:formula="of:=[.Q21]" office:value-type="float" office:value="1">
            <text:p>1.0000</text:p>
          </table:table-cell>
          <table:table-cell table:style-name="ce11" table:formula="of:=100*[.M22]/[.Q22]-100" office:value-type="float" office:value="0">
            <text:p>#DIV/0!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U21]*(1+[.V22]*0.01)" office:value-type="float" office:value="0.000267079750013294">
            <text:p>0.0003</text:p>
          </table:table-cell>
          <table:table-cell table:style-name="ce20" table:formula="of:=100*[.T22]/[.T21]-100" office:value-type="float" office:value="-99.974714143391">
            <text:p>-99.97</text:p>
          </table:table-cell>
          <table:table-cell table:style-name="ce14" table:formula="of:=[.W21]" office:value-type="float" office:value="1">
            <text:p>1.0000</text:p>
          </table:table-cell>
          <table:table-cell table:style-name="ce11" table:formula="of:=100*[.U22]/[.W22]-100" office:value-type="float" office:value="-99.9732920249987">
            <text:p>-99.97</text:p>
          </table:table-cell>
          <table:table-cell table:style-name="ce14" table:formula="of:=[.Y21]" office:value-type="float" office:value="1">
            <text:p>1.0000</text:p>
          </table:table-cell>
          <table:table-cell table:style-name="ce11" table:formula="of:=100*[.U22]/[.Y22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21]*(1+[.AD22]*0.01)" office:value-type="float" office:value="0.000124792220951897">
            <text:p>0.0001</text:p>
          </table:table-cell>
          <table:table-cell table:style-name="ce20" table:formula="of:=100*[.AB22]/[.AB21]-100" office:value-type="float" office:value="0">
            <text:p>0.00</text:p>
          </table:table-cell>
          <table:table-cell table:style-name="ce14" table:formula="of:=[.AE21]" office:value-type="float" office:value="1">
            <text:p>1.0000</text:p>
          </table:table-cell>
          <table:table-cell table:style-name="ce11" table:formula="of:=100*[.AC22]/[.AE22]-100" office:value-type="float" office:value="-99.9875207779048">
            <text:p>-99.99</text:p>
          </table:table-cell>
          <table:table-cell table:style-name="ce14" table:formula="of:=[.AG21]" office:value-type="float" office:value="1">
            <text:p>1.0000</text:p>
          </table:table-cell>
          <table:table-cell table:style-name="ce11" table:formula="of:=100*[.AC22]/[.AG22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21]*(1+[.AL22]*0.01)" office:value-type="float" office:value="0.0000784126150214536">
            <text:p>0.0001</text:p>
          </table:table-cell>
          <table:table-cell table:style-name="ce20" table:formula="of:=100*[.AJ22]/[.AJ21]-100" office:value-type="float" office:value="0">
            <text:p>0.00</text:p>
          </table:table-cell>
          <table:table-cell table:style-name="ce14" table:formula="of:=[.AM21]" office:value-type="float" office:value="1">
            <text:p>1.0000</text:p>
          </table:table-cell>
          <table:table-cell table:style-name="ce11" table:formula="of:=100*[.AK22]/[.AM22]-100" office:value-type="float" office:value="-99.9921587384979">
            <text:p>-99.99</text:p>
          </table:table-cell>
          <table:table-cell table:style-name="ce14" table:formula="of:=[.AO21]" office:value-type="float" office:value="1">
            <text:p>1.0000</text:p>
          </table:table-cell>
          <table:table-cell table:style-name="ce11" table:formula="of:=100*[.AK22]/[.AO22]-100" office:value-type="float" office:value="-99.9921587384979">
            <text:p>-99.99</text:p>
          </table:table-cell>
        </table:table-row>
        <table:table-row table:style-name="ro1" table:number-rows-repeated="9">
          <table:table-cell table:number-columns-repeated="42"/>
        </table:table-row>
        <table:table-row table:style-name="ro1">
          <table:table-cell/>
          <table:table-cell office:value-type="float" office:value="515337">
            <text:p>515337</text:p>
          </table:table-cell>
          <table:table-cell table:number-columns-repeated="8"/>
          <table:table-cell office:value-type="float" office:value="198913">
            <text:p>198913</text:p>
          </table:table-cell>
          <table:table-cell table:number-columns-repeated="31"/>
        </table:table-row>
        <table:table-row table:style-name="ro1" table:number-rows-repeated="48">
          <table:table-cell table:number-columns-repeated="42"/>
        </table:table-row>
        <table:table-row table:style-name="ro1">
          <table:table-cell table:style-name="ce5" office:value-type="string">
            <text:p>南京日晞科技</text:p>
          </table:table-cell>
          <table:table-cell table:number-columns-repeated="41"/>
        </table:table-row>
        <table:table-row table:style-name="ro1" table:number-rows-repeated="1048494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blk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7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  <table:table-row table:style-name="ro2">
          <table:table-cell table:style-name="ce17" office:value-type="date" office:date-value="2015-09-10">
            <text:p>15年9月10日</text:p>
          </table:table-cell>
          <table:table-cell office:value-type="string">
            <text:p>..00400</text:p>
          </table:table-cell>
          <table:table-cell office:value-type="string">
            <text:p>..004开头,git不更新,作为临时板块</text:p>
          </table:table-cell>
        </table:table-row>
        <table:table-row table:style-name="ro2">
          <table:table-cell/>
          <table:table-cell office:value-type="string">
            <text:p>..00210......00229</text:p>
          </table:table-cell>
          <table:table-cell office:value-type="string">
            <text:p>成交30天最低</text:p>
          </table:table-cell>
        </table:table-row>
        <table:table-row table:style-name="ro1">
          <table:table-cell/>
          <table:table-cell office:value-type="string">
            <text:p>..00230........00239</text:p>
          </table:table-cell>
          <table:table-cell office:value-type="string">
            <text:p>开盘量最大</text:p>
          </table:table-cell>
        </table:table-row>
        <table:table-row table:style-name="ro2">
          <table:table-cell/>
          <table:table-cell office:value-type="string">
            <text:p>..00240..........00249</text:p>
          </table:table-cell>
          <table:table-cell office:value-type="string">
            <text:p>开盘最大,按涨幅排序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23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23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58">
            <text:p>358</text:p>
          </table:table-cell>
          <table:table-cell table:style-name="ce23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36">
            <text:p>336</text:p>
          </table:table-cell>
          <table:table-cell table:style-name="ce23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625">
            <text:p>0.625</text:p>
          </table:table-cell>
          <table:table-cell table:style-name="ce23" table:formula="of:=100*[.D19]/[.D20]-100" office:value-type="float" office:value="-10.7142857142857">
            <text:p>-10.71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7">
            <text:p>0.7</text:p>
          </table:table-cell>
          <table:table-cell table:style-name="ce23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712">
            <text:p>3.712</text:p>
          </table:table-cell>
          <table:table-cell table:style-name="ce23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632">
            <text:p>3.632</text:p>
          </table:table-cell>
          <table:table-cell table:style-name="ce23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2015／11／02</text:date>, <text:time>13:24:1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11-02T13:24:11.02</dc:date>
    <meta:editing-duration>P71DT21H8M7S</meta:editing-duration>
    <meta:editing-cycles>285</meta:editing-cycles>
    <meta:generator>OpenOffice/4.1.1$Win32 OpenOffice.org_project/411m6$Build-9775</meta:generator>
    <meta:document-statistic meta:table-count="9" meta:cell-count="5797" meta:object-count="0"/>
  </office:meta>
</office:document-meta>
</file>